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egoe UI" svg:font-family="'Segoe UI'" style:font-family-generic="swiss"/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84in"/>
    </style:style>
    <style:style style:name="co2" style:family="table-column">
      <style:table-column-properties fo:break-before="auto" style:column-width="4.7291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3.6244in"/>
    </style:style>
    <style:style style:name="co5" style:family="table-column">
      <style:table-column-properties fo:break-before="auto" style:column-width="3.611in"/>
    </style:style>
    <style:style style:name="co6" style:family="table-column">
      <style:table-column-properties fo:break-before="auto" style:column-width="2.7138in"/>
    </style:style>
    <style:style style:name="co7" style:family="table-column">
      <style:table-column-properties fo:break-before="auto" style:column-width="3.50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6in" fo:break-before="auto" style:use-optimal-row-height="false"/>
    </style:style>
    <style:style style:name="ro5" style:family="table-row">
      <style:table-row-properties style:row-height="0.4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8in" fo:break-before="auto" style:use-optimal-row-height="false"/>
    </style:style>
    <style:style style:name="ta1" style:family="table" style:master-page-name="PageStyle_5f_1-100">
      <style:table-properties table:display="true" style:writing-mode="lr-tb"/>
    </style:style>
    <style:style style:name="ta2" style:family="table" style:master-page-name="PageStyle_5f_101-200">
      <style:table-properties table:display="true" style:writing-mode="lr-tb"/>
    </style:style>
    <style:style style:name="ta3" style:family="table" style:master-page-name="PageStyle_5f_按出题指数">
      <style:table-properties table:display="true" style:writing-mode="lr-tb"/>
    </style:style>
    <style:style style:name="ta4" style:family="table" style:master-page-name="PageStyle_5f_2">
      <style:table-properties table:display="true" style:writing-mode="lr-tb"/>
    </style:style>
    <style:style style:name="ta5" style:family="table" style:master-page-name="PageStyle_5f_3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0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</style:style>
    <style:style style:name="ce6" style:family="table-cell" style:parent-style-name="Default" style:data-style-name="N11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7" style:family="table-cell" style:parent-style-name="Default" style:data-style-name="N11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gr1" style:family="graphic">
      <style:graphic-properties draw:stroke="none" svg:stroke-width="0in" draw:fill="none" draw:textarea-vertical-align="top" draw:auto-grow-height="false" fo:min-height="0.2323in" fo:min-width="0.1339in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-10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1" table:number-columns-repeated="6"/>
          <table:table-cell table:number-columns-repeated="58"/>
        </table:table-row>
        <table:table-row table:style-name="ro1">
          <table:table-cell table:style-name="ce2" office:value-type="string" calcext:value-type="string">
            <text:p>状态</text:p>
          </table:table-cell>
          <table:table-cell table:style-name="ce2" office:value-type="string" calcext:value-type="string">
            <text:p>题目</text:p>
          </table:table-cell>
          <table:table-cell table:style-name="ce2" office:value-type="string" calcext:value-type="string">
            <text:p>通过率</text:p>
          </table:table-cell>
          <table:table-cell table:style-name="ce2" office:value-type="string" calcext:value-type="string">
            <text:p>难度</text:p>
          </table:table-cell>
          <table:table-cell table:style-name="ce2" office:value-type="string" calcext:value-type="string">
            <text:p>出题指数</text:p>
          </table:table-cell>
          <table:table-cell table:style-name="ce2" office:value-type="string" calcext:value-type="string">
            <text:p>出现频率</text:p>
          </table:table-cell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py-list-with-random-pointer/" xlink:type="simple">138. 复制带随机指针的链表</text:a></text:p>
          </table:table-cell>
          <table:table-cell table:style-name="ce6" office:value-type="percentage" office:value="0.662" calcext:value-type="percentage">
            <text:p>66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two-sum/" xlink:type="simple">1. 两数之和</text:a></text:p>
          </table:table-cell>
          <table:table-cell table:style-name="ce6" office:value-type="percentage" office:value="0.522" calcext:value-type="percentage">
            <text:p>52.2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unt-good-nodes-in-binary-tree/" xlink:type="simple">1448. 统计二叉树中好节点的数目</text:a></text:p>
          </table:table-cell>
          <table:table-cell table:style-name="ce6" office:value-type="percentage" office:value="0.715" calcext:value-type="percentage">
            <text:p>71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number-of-islands/" xlink:type="simple">200. 岛屿数量</text:a></text:p>
          </table:table-cell>
          <table:table-cell table:style-name="ce6" office:value-type="percentage" office:value="0.563" calcext:value-type="percentage">
            <text:p>56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verse-words-in-a-string/" xlink:type="simple">151. 翻转字符串里的单词</text:a></text:p>
          </table:table-cell>
          <table:table-cell table:style-name="ce6" office:value-type="percentage" office:value="0.489" calcext:value-type="percentage">
            <text:p>48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ru-cache/" xlink:type="simple">146. LRU 缓存机制</text:a></text:p>
          </table:table-cell>
          <table:table-cell table:style-name="ce6" office:value-type="percentage" office:value="0.525" calcext:value-type="percentage">
            <text:p>52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piral-matrix/" xlink:type="simple">54. 螺旋矩阵</text:a></text:p>
          </table:table-cell>
          <table:table-cell table:style-name="ce6" office:value-type="percentage" office:value="0.483" calcext:value-type="percentage">
            <text:p>48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edian-of-two-sorted-arrays/" xlink:type="simple">4. 寻找两个正序数组的中位数</text:a></text:p>
          </table:table-cell>
          <table:table-cell table:style-name="ce6" office:value-type="percentage" office:value="0.41" calcext:value-type="percentage">
            <text:p>41.0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add-two-numbers/" xlink:type="simple">2. 两数相加</text:a></text:p>
          </table:table-cell>
          <table:table-cell table:style-name="ce6" office:value-type="percentage" office:value="0.411" calcext:value-type="percentage">
            <text:p>41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ongest-palindromic-substring/" xlink:type="simple">5. 最长回文子串</text:a></text:p>
          </table:table-cell>
          <table:table-cell table:style-name="ce6" office:value-type="percentage" office:value="0.359" calcext:value-type="percentage">
            <text:p>35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trapping-rain-water/" xlink:type="simple">42. 接雨水</text:a></text:p>
          </table:table-cell>
          <table:table-cell table:style-name="ce6" office:value-type="percentage" office:value="0.589" calcext:value-type="percentage">
            <text:p>58.9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tring-to-integer-atoi/" xlink:type="simple">8. 字符串转换整数 (atoi)</text:a></text:p>
          </table:table-cell>
          <table:table-cell table:style-name="ce6" office:value-type="percentage" office:value="0.217" calcext:value-type="percentage">
            <text:p>21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nteger-to-english-words/" xlink:type="simple">273. 整数转换英文表示</text:a></text:p>
          </table:table-cell>
          <table:table-cell table:style-name="ce6" office:value-type="percentage" office:value="0.367" calcext:value-type="percentage">
            <text:p>36.7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inary-tree-zigzag-level-order-traversal/" xlink:type="simple">103. 二叉树的锯齿形层序遍历</text:a></text:p>
          </table:table-cell>
          <table:table-cell table:style-name="ce6" office:value-type="percentage" office:value="0.572" calcext:value-type="percentage">
            <text:p>57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etter-combinations-of-a-phone-number/" xlink:type="simple">17. 电话号码的字母组合</text:a></text:p>
          </table:table-cell>
          <table:table-cell table:style-name="ce6" office:value-type="percentage" office:value="0.575" calcext:value-type="percentage">
            <text:p>57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gular-expression-matching/" xlink:type="simple">10. 正则表达式匹配</text:a></text:p>
          </table:table-cell>
          <table:table-cell table:style-name="ce6" office:value-type="percentage" office:value="0.316" calcext:value-type="percentage">
            <text:p>31.6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verse-linked-list/" xlink:type="simple">206. 反转链表</text:a></text:p>
          </table:table-cell>
          <table:table-cell table:style-name="ce6" office:value-type="percentage" office:value="0.724" calcext:value-type="percentage">
            <text:p>72.4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3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meeting-rooms-ii/" xlink:type="simple">253. 会议室 II</text:a></text:p>
          </table:table-cell>
          <table:table-cell table:style-name="ce7" office:value-type="percentage" office:value="0.505" calcext:value-type="percentage" table:number-columns-spanned="1" table:number-rows-spanned="2">
            <text:p>50.5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0" draw:name="AutoShape 1" draw:style-name="gr1" draw:text-style-name="P1" svg:width="0.3303in" svg:height="0.3303in" svg:x="0in" svg:y="-0.6323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owest-common-ancestor-of-a-binary-tree/" xlink:type="simple">236. 二叉树的最近公共祖先</text:a></text:p>
          </table:table-cell>
          <table:table-cell table:style-name="ce6" office:value-type="percentage" office:value="0.683" calcext:value-type="percentage">
            <text:p>68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erge-k-sorted-lists/" xlink:type="simple">23. 合并K个升序链表</text:a></text:p>
          </table:table-cell>
          <table:table-cell table:style-name="ce6" office:value-type="percentage" office:value="0.562" calcext:value-type="percentage">
            <text:p>56.2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est-time-to-buy-and-sell-stock/" xlink:type="simple">121. 买卖股票的最佳时机</text:a></text:p>
          </table:table-cell>
          <table:table-cell table:style-name="ce6" office:value-type="percentage" office:value="0.573" calcext:value-type="percentage">
            <text:p>57.3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erge-intervals/" xlink:type="simple">56. 合并区间</text:a></text:p>
          </table:table-cell>
          <table:table-cell table:style-name="ce6" office:value-type="percentage" office:value="0.473" calcext:value-type="percentage">
            <text:p>47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earch-in-rotated-sorted-array/" xlink:type="simple">33. 搜索旋转排序数组</text:a></text:p>
          </table:table-cell>
          <table:table-cell table:style-name="ce6" office:value-type="percentage" office:value="0.43" calcext:value-type="percentage">
            <text:p>43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otate-image/" xlink:type="simple">48. 旋转图像</text:a></text:p>
          </table:table-cell>
          <table:table-cell table:style-name="ce6" office:value-type="percentage" office:value="0.736" calcext:value-type="percentage">
            <text:p>73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erge-sorted-array/" xlink:type="simple">88. 合并两个有序数组</text:a></text:p>
          </table:table-cell>
          <table:table-cell table:style-name="ce6" office:value-type="percentage" office:value="0.519" calcext:value-type="percentage">
            <text:p>51.9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erialize-and-deserialize-binary-tree/" xlink:type="simple">297. 二叉树的序列化与反序列化</text:a></text:p>
          </table:table-cell>
          <table:table-cell table:style-name="ce6" office:value-type="percentage" office:value="0.563" calcext:value-type="percentage">
            <text:p>56.3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group-anagrams/" xlink:type="simple">49. 字母异位词分组</text:a></text:p>
          </table:table-cell>
          <table:table-cell table:style-name="ce6" office:value-type="percentage" office:value="0.667" calcext:value-type="percentage">
            <text:p>66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valid-parentheses/" xlink:type="simple">20. 有效的括号</text:a></text:p>
          </table:table-cell>
          <table:table-cell table:style-name="ce6" office:value-type="percentage" office:value="0.445" calcext:value-type="percentage">
            <text:p>44.5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validate-binary-search-tree/" xlink:type="simple">98. 验证二叉搜索树</text:a></text:p>
          </table:table-cell>
          <table:table-cell table:style-name="ce6" office:value-type="percentage" office:value="0.352" calcext:value-type="percentage">
            <text:p>35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oman-to-integer/" xlink:type="simple">13. 罗马数字转整数</text:a></text:p>
          </table:table-cell>
          <table:table-cell table:style-name="ce6" office:value-type="percentage" office:value="0.63" calcext:value-type="percentage">
            <text:p>63.0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earch-a-2d-matrix-ii/" xlink:type="simple">240. 搜索二维矩阵 II</text:a></text:p>
          </table:table-cell>
          <table:table-cell table:style-name="ce6" office:value-type="percentage" office:value="0.497" calcext:value-type="percentage">
            <text:p>49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erge-two-sorted-lists/" xlink:type="simple">21. 合并两个有序链表</text:a></text:p>
          </table:table-cell>
          <table:table-cell table:style-name="ce6" office:value-type="percentage" office:value="0.667" calcext:value-type="percentage">
            <text:p>66.7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ximum-subarray/" xlink:type="simple">53. 最大子数组和</text:a></text:p>
          </table:table-cell>
          <table:table-cell table:style-name="ce6" office:value-type="percentage" office:value="0.553" calcext:value-type="percentage">
            <text:p>55.3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verse-nodes-in-k-group/" xlink:type="simple">25. K 个一组翻转链表</text:a></text:p>
          </table:table-cell>
          <table:table-cell table:style-name="ce6" office:value-type="percentage" office:value="0.658" calcext:value-type="percentage">
            <text:p>65.8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nd-median-from-data-stream/" xlink:type="simple">295. 数据流的中位数</text:a></text:p>
          </table:table-cell>
          <table:table-cell table:style-name="ce6" office:value-type="percentage" office:value="0.522" calcext:value-type="percentage">
            <text:p>52.2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word-search/" xlink:type="simple">79. 单词搜索</text:a></text:p>
          </table:table-cell>
          <table:table-cell table:style-name="ce6" office:value-type="percentage" office:value="0.459" calcext:value-type="percentage">
            <text:p>45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opulating-next-right-pointers-in-each-node/" xlink:type="simple">116. 填充每个节点的下一个右侧节点指针</text:a></text:p>
          </table:table-cell>
          <table:table-cell table:style-name="ce6" office:value-type="percentage" office:value="0.707" calcext:value-type="percentage">
            <text:p>70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verse-integer/" xlink:type="simple">7. 整数反转</text:a></text:p>
          </table:table-cell>
          <table:table-cell table:style-name="ce6" office:value-type="percentage" office:value="0.351" calcext:value-type="percentage">
            <text:p>35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3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design-tic-tac-toe/" xlink:type="simple">348. 设计井字棋</text:a></text:p>
          </table:table-cell>
          <table:table-cell table:style-name="ce7" office:value-type="percentage" office:value="0.602" calcext:value-type="percentage" table:number-columns-spanned="1" table:number-rows-spanned="2">
            <text:p>60.2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1" draw:name="AutoShape 2" draw:style-name="gr1" draw:text-style-name="P1" svg:width="0.3303in" svg:height="0.3303in" svg:x="0in" svg:y="-1.3882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ort-colors/" xlink:type="simple">75. 颜色分类</text:a></text:p>
          </table:table-cell>
          <table:table-cell table:style-name="ce6" office:value-type="percentage" office:value="0.599" calcext:value-type="percentage">
            <text:p>59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ongest-substring-without-repeating-characters/" xlink:type="simple">3. 无重复字符的最长子串</text:a></text:p>
          </table:table-cell>
          <table:table-cell table:style-name="ce6" office:value-type="percentage" office:value="0.383" calcext:value-type="percentage">
            <text:p>38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nstruct-binary-tree-from-preorder-and-inorder-traversal/" xlink:type="simple">105. 从前序与中序遍历序列构造二叉树</text:a></text:p>
          </table:table-cell>
          <table:table-cell table:style-name="ce6" office:value-type="percentage" office:value="0.706" calcext:value-type="percentage">
            <text:p>70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word-search-ii/" xlink:type="simple">212. 单词搜索 II</text:a></text:p>
          </table:table-cell>
          <table:table-cell table:style-name="ce6" office:value-type="percentage" office:value="0.465" calcext:value-type="percentage">
            <text:p>46.5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generate-parentheses/" xlink:type="simple">22. 括号生成</text:a></text:p>
          </table:table-cell>
          <table:table-cell table:style-name="ce6" office:value-type="percentage" office:value="0.773" calcext:value-type="percentage">
            <text:p>77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3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find-the-celebrity/" xlink:type="simple">277. 搜寻名人</text:a></text:p>
          </table:table-cell>
          <table:table-cell table:style-name="ce7" office:value-type="percentage" office:value="0.573" calcext:value-type="percentage" table:number-columns-spanned="1" table:number-rows-spanned="2">
            <text:p>57.3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2" draw:name="AutoShape 3" draw:style-name="gr1" draw:text-style-name="P1" svg:width="0.3303in" svg:height="0.3303in" svg:x="0in" svg:y="-1.5705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ign-of-the-product-of-an-array/" xlink:type="simple">1822. 数组元素积的符号</text:a></text:p>
          </table:table-cell>
          <table:table-cell table:style-name="ce6" office:value-type="percentage" office:value="0.804" calcext:value-type="percentage">
            <text:p>80.4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3sum/" xlink:type="simple">15. 三数之和</text:a></text:p>
          </table:table-cell>
          <table:table-cell table:style-name="ce6" office:value-type="percentage" office:value="0.341" calcext:value-type="percentage">
            <text:p>34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add-two-numbers-ii/" xlink:type="simple">445. 两数相加 II</text:a></text:p>
          </table:table-cell>
          <table:table-cell table:style-name="ce6" office:value-type="percentage" office:value="0.59" calcext:value-type="percentage">
            <text:p>59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et-matrix-zeroes/" xlink:type="simple">73. 矩阵置零</text:a></text:p>
          </table:table-cell>
          <table:table-cell table:style-name="ce6" office:value-type="percentage" office:value="0.608" calcext:value-type="percentage">
            <text:p>60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ultiply-strings/" xlink:type="simple">43. 字符串相乘</text:a></text:p>
          </table:table-cell>
          <table:table-cell table:style-name="ce6" office:value-type="percentage" office:value="0.449" calcext:value-type="percentage">
            <text:p>44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rst-missing-positive/" xlink:type="simple">41. 缺失的第一个正数</text:a></text:p>
          </table:table-cell>
          <table:table-cell table:style-name="ce6" office:value-type="percentage" office:value="0.42" calcext:value-type="percentage">
            <text:p>42.0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asic-calculator/" xlink:type="simple">224. 基本计算器</text:a></text:p>
          </table:table-cell>
          <table:table-cell table:style-name="ce6" office:value-type="percentage" office:value="0.418" calcext:value-type="percentage">
            <text:p>41.8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ximum-length-of-a-concatenated-string-with-unique-characters/" xlink:type="simple">1239. 串联字符串的最大长度</text:a></text:p>
          </table:table-cell>
          <table:table-cell table:style-name="ce6" office:value-type="percentage" office:value="0.491" calcext:value-type="percentage">
            <text:p>49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tring-compression/" xlink:type="simple">443. 压缩字符串</text:a></text:p>
          </table:table-cell>
          <table:table-cell table:style-name="ce6" office:value-type="percentage" office:value="0.477" calcext:value-type="percentage">
            <text:p>47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the-skyline-problem/" xlink:type="simple">218. 天际线问题</text:a></text:p>
          </table:table-cell>
          <table:table-cell table:style-name="ce6" office:value-type="percentage" office:value="0.542" calcext:value-type="percentage">
            <text:p>54.2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nd-the-duplicate-number/" xlink:type="simple">287. 寻找重复数</text:a></text:p>
          </table:table-cell>
          <table:table-cell table:style-name="ce6" office:value-type="percentage" office:value="0.656" calcext:value-type="percentage">
            <text:p>65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next-permutation/" xlink:type="simple">31. 下一个排列</text:a></text:p>
          </table:table-cell>
          <table:table-cell table:style-name="ce6" office:value-type="percentage" office:value="0.373" calcext:value-type="percentage">
            <text:p>37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gas-station/" xlink:type="simple">134. 加油站</text:a></text:p>
          </table:table-cell>
          <table:table-cell table:style-name="ce6" office:value-type="percentage" office:value="0.568" calcext:value-type="percentage">
            <text:p>56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opulating-next-right-pointers-in-each-node-ii/" xlink:type="simple">117. 填充每个节点的下一个右侧节点指针 II</text:a></text:p>
          </table:table-cell>
          <table:table-cell table:style-name="ce6" office:value-type="percentage" office:value="0.62" calcext:value-type="percentage">
            <text:p>62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excel-sheet-column-number/" xlink:type="simple">171. Excel 表列序号</text:a></text:p>
          </table:table-cell>
          <table:table-cell table:style-name="ce6" office:value-type="percentage" office:value="0.718" calcext:value-type="percentage">
            <text:p>71.8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roduct-of-array-except-self/" xlink:type="simple">238. 除自身以外数组的乘积</text:a></text:p>
          </table:table-cell>
          <table:table-cell table:style-name="ce6" office:value-type="percentage" office:value="0.725" calcext:value-type="percentage">
            <text:p>72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verse-string/" xlink:type="simple">344. 反转字符串</text:a></text:p>
          </table:table-cell>
          <table:table-cell table:style-name="ce6" office:value-type="percentage" office:value="0.774" calcext:value-type="percentage">
            <text:p>77.4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alindrome-linked-list/" xlink:type="simple">234. 回文链表</text:a></text:p>
          </table:table-cell>
          <table:table-cell table:style-name="ce6" office:value-type="percentage" office:value="0.501" calcext:value-type="percentage">
            <text:p>50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3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boundary-of-binary-tree/" xlink:type="simple">545. 二叉树的边界</text:a></text:p>
          </table:table-cell>
          <table:table-cell table:style-name="ce7" office:value-type="percentage" office:value="0.422" calcext:value-type="percentage" table:number-columns-spanned="1" table:number-rows-spanned="2">
            <text:p>42.2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3" draw:name="AutoShape 4" draw:style-name="gr1" draw:text-style-name="P1" svg:width="0.3303in" svg:height="0.3303in" svg:x="0in" svg:y="-2.25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word-ladder/" xlink:type="simple">127. 单词接龙</text:a></text:p>
          </table:table-cell>
          <table:table-cell table:style-name="ce6" office:value-type="percentage" office:value="0.471" calcext:value-type="percentage">
            <text:p>47.1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inary-tree-maximum-path-sum/" xlink:type="simple">124. 二叉树中的最大路径和</text:a></text:p>
          </table:table-cell>
          <table:table-cell table:style-name="ce6" office:value-type="percentage" office:value="0.446" calcext:value-type="percentage">
            <text:p>44.6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nteger-to-roman/" xlink:type="simple">12. 整数转罗马数字</text:a></text:p>
          </table:table-cell>
          <table:table-cell table:style-name="ce6" office:value-type="percentage" office:value="0.664" calcext:value-type="percentage">
            <text:p>66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valid-sudoku/" xlink:type="simple">36. 有效的数独</text:a></text:p>
          </table:table-cell>
          <table:table-cell table:style-name="ce6" office:value-type="percentage" office:value="0.638" calcext:value-type="percentage">
            <text:p>63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owest-common-ancestor-of-a-binary-search-tree/" xlink:type="simple">235. 二叉搜索树的最近公共祖先</text:a></text:p>
          </table:table-cell>
          <table:table-cell table:style-name="ce6" office:value-type="percentage" office:value="0.667" calcext:value-type="percentage">
            <text:p>66.7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word-break/" xlink:type="simple">139. 单词拆分</text:a></text:p>
          </table:table-cell>
          <table:table-cell table:style-name="ce6" office:value-type="percentage" office:value="0.519" calcext:value-type="percentage">
            <text:p>51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wildcard-matching/" xlink:type="simple">44. 通配符匹配</text:a></text:p>
          </table:table-cell>
          <table:table-cell table:style-name="ce6" office:value-type="percentage" office:value="0.328" calcext:value-type="percentage">
            <text:p>32.8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mpare-version-numbers/" xlink:type="simple">165. 比较版本号</text:a></text:p>
          </table:table-cell>
          <table:table-cell table:style-name="ce6" office:value-type="percentage" office:value="0.52" calcext:value-type="percentage">
            <text:p>52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in-stack/" xlink:type="simple">155. 最小栈</text:a></text:p>
          </table:table-cell>
          <table:table-cell table:style-name="ce6" office:value-type="percentage" office:value="0.575" calcext:value-type="percentage">
            <text:p>57.5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ntainer-with-most-water/" xlink:type="simple">11. 盛最多水的容器</text:a></text:p>
          </table:table-cell>
          <table:table-cell table:style-name="ce6" office:value-type="percentage" office:value="0.623" calcext:value-type="percentage">
            <text:p>62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inary-search-tree-iterator/" xlink:type="simple">173. 二叉搜索树迭代器</text:a></text:p>
          </table:table-cell>
          <table:table-cell table:style-name="ce6" office:value-type="percentage" office:value="0.806" calcext:value-type="percentage">
            <text:p>80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wap-nodes-in-pairs/" xlink:type="simple">24. 两两交换链表中的节点</text:a></text:p>
          </table:table-cell>
          <table:table-cell table:style-name="ce6" office:value-type="percentage" office:value="0.704" calcext:value-type="percentage">
            <text:p>70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inary-tree-level-order-traversal/" xlink:type="simple">102. 二叉树的层序遍历</text:a></text:p>
          </table:table-cell>
          <table:table-cell table:style-name="ce6" office:value-type="percentage" office:value="0.642" calcext:value-type="percentage">
            <text:p>64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asic-calculator-ii/" xlink:type="simple">227. 基本计算器 II</text:a></text:p>
          </table:table-cell>
          <table:table-cell table:style-name="ce6" office:value-type="percentage" office:value="0.437" calcext:value-type="percentage">
            <text:p>43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ntersection-of-two-linked-lists/" xlink:type="simple">160. 相交链表</text:a></text:p>
          </table:table-cell>
          <table:table-cell table:style-name="ce6" office:value-type="percentage" office:value="0.618" calcext:value-type="percentage">
            <text:p>61.8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udoku-solver/" xlink:type="simple">37. 解数独</text:a></text:p>
          </table:table-cell>
          <table:table-cell table:style-name="ce6" office:value-type="percentage" office:value="0.671" calcext:value-type="percentage">
            <text:p>67.1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move-k-digits/" xlink:type="simple">402. 移掉 K 位数字</text:a></text:p>
          </table:table-cell>
          <table:table-cell table:style-name="ce6" office:value-type="percentage" office:value="0.327" calcext:value-type="percentage">
            <text:p>32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excel-sheet-column-title/" xlink:type="simple">168. Excel表列名称</text:a></text:p>
          </table:table-cell>
          <table:table-cell table:style-name="ce6" office:value-type="percentage" office:value="0.434" calcext:value-type="percentage">
            <text:p>43.4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ove-zeroes/" xlink:type="simple">283. 移动零</text:a></text:p>
          </table:table-cell>
          <table:table-cell table:style-name="ce6" office:value-type="percentage" office:value="0.64" calcext:value-type="percentage">
            <text:p>64.0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verse-words-in-a-string-iii/" xlink:type="simple">557. 反转字符串中的单词 III</text:a></text:p>
          </table:table-cell>
          <table:table-cell table:style-name="ce6" office:value-type="percentage" office:value="0.743" calcext:value-type="percentage">
            <text:p>74.3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in-change/" xlink:type="simple">322. 零钱兑换</text:a></text:p>
          </table:table-cell>
          <table:table-cell table:style-name="ce6" office:value-type="percentage" office:value="0.447" calcext:value-type="percentage">
            <text:p>44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delete-node-in-a-bst/" xlink:type="simple">450. 删除二叉搜索树中的节点</text:a></text:p>
          </table:table-cell>
          <table:table-cell table:style-name="ce6" office:value-type="percentage" office:value="0.49" calcext:value-type="percentage">
            <text:p>49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nd-minimum-in-rotated-sorted-array/" xlink:type="simple">153. 寻找旋转排序数组中的最小值</text:a></text:p>
          </table:table-cell>
          <table:table-cell table:style-name="ce6" office:value-type="percentage" office:value="0.568" calcext:value-type="percentage">
            <text:p>56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move-comments/" xlink:type="simple">722. 删除注释</text:a></text:p>
          </table:table-cell>
          <table:table-cell table:style-name="ce6" office:value-type="percentage" office:value="0.323" calcext:value-type="percentage">
            <text:p>32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edit-distance/" xlink:type="simple">72. 编辑距离</text:a></text:p>
          </table:table-cell>
          <table:table-cell table:style-name="ce6" office:value-type="percentage" office:value="0.615" calcext:value-type="percentage">
            <text:p>61.5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valid-palindrome/" xlink:type="simple">125. 验证回文串</text:a></text:p>
          </table:table-cell>
          <table:table-cell table:style-name="ce6" office:value-type="percentage" office:value="0.472" calcext:value-type="percentage">
            <text:p>47.2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issing-number/" xlink:type="simple">268. 丢失的数字</text:a></text:p>
          </table:table-cell>
          <table:table-cell table:style-name="ce6" office:value-type="percentage" office:value="0.651" calcext:value-type="percentage">
            <text:p>65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mplement-trie-prefix-tree/" xlink:type="simple">208. 实现 Trie (前缀树)</text:a></text:p>
          </table:table-cell>
          <table:table-cell table:style-name="ce6" office:value-type="percentage" office:value="0.718" calcext:value-type="percentage">
            <text:p>71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design-hashmap/" xlink:type="simple">706. 设计哈希映射</text:a></text:p>
          </table:table-cell>
          <table:table-cell table:style-name="ce6" office:value-type="percentage" office:value="0.642" calcext:value-type="percentage">
            <text:p>64.2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urse-schedule/" xlink:type="simple">207. 课程表</text:a></text:p>
          </table:table-cell>
          <table:table-cell table:style-name="ce6" office:value-type="percentage" office:value="0.541" calcext:value-type="percentage">
            <text:p>54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4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inorder-successor-in-bst/" xlink:type="simple">285. 二叉搜索树中的中序后继</text:a></text:p>
          </table:table-cell>
          <table:table-cell table:style-name="ce7" office:value-type="percentage" office:value="0.635" calcext:value-type="percentage" table:number-columns-spanned="1" table:number-rows-spanned="2">
            <text:p>63.5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4" draw:name="AutoShape 5" draw:style-name="gr1" draw:text-style-name="P1" svg:width="0.3303in" svg:height="0.3303in" svg:x="0in" svg:y="-3.3874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ongest-consecutive-sequence/" xlink:type="simple">128. 最长连续序列</text:a></text:p>
          </table:table-cell>
          <table:table-cell table:style-name="ce6" office:value-type="percentage" office:value="0.544" calcext:value-type="percentage">
            <text:p>54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otate-array/" xlink:type="simple">189. 轮转数组</text:a></text:p>
          </table:table-cell>
          <table:table-cell table:style-name="ce6" office:value-type="percentage" office:value="0.447" calcext:value-type="percentage">
            <text:p>44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ermutations/" xlink:type="simple">46. 全排列</text:a></text:p>
          </table:table-cell>
          <table:table-cell table:style-name="ce6" office:value-type="percentage" office:value="0.784" calcext:value-type="percentage">
            <text:p>78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ubarray-sum-equals-k/" xlink:type="simple">560. 和为 K 的子数组</text:a></text:p>
          </table:table-cell>
          <table:table-cell table:style-name="ce6" office:value-type="percentage" office:value="0.446" calcext:value-type="percentage">
            <text:p>44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earch-a-2d-matrix/" xlink:type="simple">74. 搜索二维矩阵</text:a></text:p>
          </table:table-cell>
          <table:table-cell table:style-name="ce6" office:value-type="percentage" office:value="0.465" calcext:value-type="percentage">
            <text:p>46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01-200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3" table:number-columns-repeated="62" table:default-cell-style-name="Default"/>
        <table:table-row table:style-name="ro1">
          <table:table-cell table:style-name="ce1" table:number-columns-repeated="6"/>
          <table:table-cell table:number-columns-repeated="58"/>
        </table:table-row>
        <table:table-row table:style-name="ro1">
          <table:table-cell table:style-name="ce2" office:value-type="string" calcext:value-type="string">
            <text:p>状态</text:p>
          </table:table-cell>
          <table:table-cell table:style-name="ce2" office:value-type="string" calcext:value-type="string">
            <text:p>题目</text:p>
          </table:table-cell>
          <table:table-cell table:style-name="ce2" office:value-type="string" calcext:value-type="string">
            <text:p>通过率</text:p>
          </table:table-cell>
          <table:table-cell table:style-name="ce2" office:value-type="string" calcext:value-type="string">
            <text:p>难度</text:p>
          </table:table-cell>
          <table:table-cell table:style-name="ce2" office:value-type="string" calcext:value-type="string">
            <text:p>出题指数</text:p>
          </table:table-cell>
          <table:table-cell table:style-name="ce2" office:value-type="string" calcext:value-type="string">
            <text:p>出现频率</text:p>
          </table:table-cell>
          <table:table-cell table:number-columns-repeated="58"/>
        </table:table-row>
        <table:table-row table:style-name="ro5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design-search-autocomplete-system/" xlink:type="simple">642. 设计搜索自动补全系统</text:a></text:p>
          </table:table-cell>
          <table:table-cell table:style-name="ce7" office:value-type="percentage" office:value="0.495" calcext:value-type="percentage" table:number-columns-spanned="1" table:number-rows-spanned="2">
            <text:p>49.50%</text:p>
          </table:table-cell>
          <table:table-cell table:style-name="ce4" office:value-type="string" calcext:value-type="string" table:number-columns-spanned="1" table:number-rows-spanned="2">
            <text:p>困难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0" draw:name="AutoShape 1" draw:style-name="gr1" draw:text-style-name="P1" svg:width="0.3303in" svg:height="0.3303in" svg:x="0.0008in" svg:y="0.0169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lone-graph/" xlink:type="simple">133. 克隆图</text:a></text:p>
          </table:table-cell>
          <table:table-cell table:style-name="ce6" office:value-type="percentage" office:value="0.678" calcext:value-type="percentage">
            <text:p>67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alindrome-number/" xlink:type="simple">9. 回文数</text:a></text:p>
          </table:table-cell>
          <table:table-cell table:style-name="ce6" office:value-type="percentage" office:value="0.581" calcext:value-type="percentage">
            <text:p>58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mplement-queue-using-stacks/" xlink:type="simple">232. 用栈实现队列</text:a></text:p>
          </table:table-cell>
          <table:table-cell table:style-name="ce6" office:value-type="percentage" office:value="0.689" calcext:value-type="percentage">
            <text:p>68.9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inimum-window-substring/" xlink:type="simple">76. 最小覆盖子串</text:a></text:p>
          </table:table-cell>
          <table:table-cell table:style-name="ce6" office:value-type="percentage" office:value="0.43" calcext:value-type="percentage">
            <text:p>43.0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inked-list-cycle/" xlink:type="simple">141. 环形链表</text:a></text:p>
          </table:table-cell>
          <table:table-cell table:style-name="ce6" office:value-type="percentage" office:value="0.513" calcext:value-type="percentage">
            <text:p>51.3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nsert-delete-getrandom-o1/" xlink:type="simple">380. O(1) 时间插入、删除和获取随机元素</text:a></text:p>
          </table:table-cell>
          <table:table-cell table:style-name="ce6" office:value-type="percentage" office:value="0.506" calcext:value-type="percentage">
            <text:p>50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verse-linked-list-ii/" xlink:type="simple">92. 反转链表 II</text:a></text:p>
          </table:table-cell>
          <table:table-cell table:style-name="ce6" office:value-type="percentage" office:value="0.55" calcext:value-type="percentage">
            <text:p>55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word-break-ii/" xlink:type="simple">140. 单词拆分 II</text:a></text:p>
          </table:table-cell>
          <table:table-cell table:style-name="ce6" office:value-type="percentage" office:value="0.501" calcext:value-type="percentage">
            <text:p>50.1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store-ip-addresses/" xlink:type="simple">93. 复原 IP 地址</text:a></text:p>
          </table:table-cell>
          <table:table-cell table:style-name="ce6" office:value-type="percentage" office:value="0.546" calcext:value-type="percentage">
            <text:p>54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inimum-deletions-to-make-character-frequencies-unique/" xlink:type="simple">1647. 字符频次唯一的最小删除次数</text:a></text:p>
          </table:table-cell>
          <table:table-cell table:style-name="ce6" office:value-type="percentage" office:value="0.518" calcext:value-type="percentage">
            <text:p>51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decode-ways/" xlink:type="simple">91. 解码方法</text:a></text:p>
          </table:table-cell>
          <table:table-cell table:style-name="ce6" office:value-type="percentage" office:value="0.313" calcext:value-type="percentage">
            <text:p>31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4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serialize-and-deserialize-n-ary-tree/" xlink:type="simple">428. 序列化和反序列化 N 叉树</text:a></text:p>
          </table:table-cell>
          <table:table-cell table:style-name="ce7" office:value-type="percentage" office:value="0.661" calcext:value-type="percentage" table:number-columns-spanned="1" table:number-rows-spanned="2">
            <text:p>66.10%</text:p>
          </table:table-cell>
          <table:table-cell table:style-name="ce4" office:value-type="string" calcext:value-type="string" table:number-columns-spanned="1" table:number-rows-spanned="2">
            <text:p>困难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1" draw:name="AutoShape 2" draw:style-name="gr1" draw:text-style-name="P1" svg:width="0.3303in" svg:height="0.3303in" svg:x="0.0008in" svg:y="-0.3949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5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reverse-words-in-a-string-ii/" xlink:type="simple">186. 翻转字符串里的单词 II</text:a></text:p>
          </table:table-cell>
          <table:table-cell table:style-name="ce7" office:value-type="percentage" office:value="0.758" calcext:value-type="percentage" table:number-columns-spanned="1" table:number-rows-spanned="2">
            <text:p>75.8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2" draw:name="AutoShape 3" draw:style-name="gr1" draw:text-style-name="P1" svg:width="0.3303in" svg:height="0.3303in" svg:x="0.0008in" svg:y="-0.3866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mbination-sum/" xlink:type="simple">39. 组合总和</text:a></text:p>
          </table:table-cell>
          <table:table-cell table:style-name="ce6" office:value-type="percentage" office:value="0.728" calcext:value-type="percentage">
            <text:p>72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cover-binary-search-tree/" xlink:type="simple">99. 恢复二叉搜索树</text:a></text:p>
          </table:table-cell>
          <table:table-cell table:style-name="ce6" office:value-type="percentage" office:value="0.609" calcext:value-type="percentage">
            <text:p>60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delete-node-in-a-linked-list/" xlink:type="simple">237. 删除链表中的节点</text:a></text:p>
          </table:table-cell>
          <table:table-cell table:style-name="ce6" office:value-type="percentage" office:value="0.857" calcext:value-type="percentage">
            <text:p>85.7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unt-primes/" xlink:type="simple">204. 计数质数</text:a></text:p>
          </table:table-cell>
          <table:table-cell table:style-name="ce6" office:value-type="percentage" office:value="0.377" calcext:value-type="percentage">
            <text:p>37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urse-schedule-ii/" xlink:type="simple">210. 课程表 II</text:a></text:p>
          </table:table-cell>
          <table:table-cell table:style-name="ce6" office:value-type="percentage" office:value="0.545" calcext:value-type="percentage">
            <text:p>54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unique-paths/" xlink:type="simple">62. 不同路径</text:a></text:p>
          </table:table-cell>
          <table:table-cell table:style-name="ce6" office:value-type="percentage" office:value="0.665" calcext:value-type="percentage">
            <text:p>66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otting-oranges/" xlink:type="simple">994. 腐烂的橘子</text:a></text:p>
          </table:table-cell>
          <table:table-cell table:style-name="ce6" office:value-type="percentage" office:value="0.511" calcext:value-type="percentage">
            <text:p>51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ctangle-overlap/" xlink:type="simple">836. 矩形重叠</text:a></text:p>
          </table:table-cell>
          <table:table-cell table:style-name="ce6" office:value-type="percentage" office:value="0.481" calcext:value-type="percentage">
            <text:p>48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argest-number/" xlink:type="simple">179. 最大数</text:a></text:p>
          </table:table-cell>
          <table:table-cell table:style-name="ce6" office:value-type="percentage" office:value="0.41" calcext:value-type="percentage">
            <text:p>41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order-list/" xlink:type="simple">143. 重排链表</text:a></text:p>
          </table:table-cell>
          <table:table-cell table:style-name="ce6" office:value-type="percentage" office:value="0.625" calcext:value-type="percentage">
            <text:p>62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mplement-strstr/" xlink:type="simple">28. 实现 strStr()</text:a></text:p>
          </table:table-cell>
          <table:table-cell table:style-name="ce6" office:value-type="percentage" office:value="0.403" calcext:value-type="percentage">
            <text:p>40.3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ximum-product-subarray/" xlink:type="simple">152. 乘积最大子数组</text:a></text:p>
          </table:table-cell>
          <table:table-cell table:style-name="ce6" office:value-type="percentage" office:value="0.422" calcext:value-type="percentage">
            <text:p>42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implify-path/" xlink:type="simple">71. 简化路径</text:a></text:p>
          </table:table-cell>
          <table:table-cell table:style-name="ce6" office:value-type="percentage" office:value="0.422" calcext:value-type="percentage">
            <text:p>42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decode-string/" xlink:type="simple">394. 字符串解码</text:a></text:p>
          </table:table-cell>
          <table:table-cell table:style-name="ce6" office:value-type="percentage" office:value="0.554" calcext:value-type="percentage">
            <text:p>55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n-queens/" xlink:type="simple">51. N 皇后</text:a></text:p>
          </table:table-cell>
          <table:table-cell table:style-name="ce6" office:value-type="percentage" office:value="0.738" calcext:value-type="percentage">
            <text:p>73.8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6">
          <table:table-cell table:style-name="ce8"/>
          <table:table-cell table:style-name="ce10" office:value-type="string" calcext:value-type="string">
            <text:p><text:a xlink:href="https://leetcode-cn.com/problems/powx-n/" xlink:type="simple">50. Pow(x, n)</text:a></text:p>
          </table:table-cell>
          <table:table-cell table:style-name="ce6" office:value-type="percentage" office:value="0.377" calcext:value-type="percentage">
            <text:p>37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inked-list-cycle-ii/" xlink:type="simple">142. 环形链表 II</text:a></text:p>
          </table:table-cell>
          <table:table-cell table:style-name="ce6" office:value-type="percentage" office:value="0.554" calcext:value-type="percentage">
            <text:p>55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attleships-in-a-board/" xlink:type="simple">419. 甲板上的战舰</text:a></text:p>
          </table:table-cell>
          <table:table-cell table:style-name="ce6" office:value-type="percentage" office:value="0.752" calcext:value-type="percentage">
            <text:p>75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piral-matrix-ii/" xlink:type="simple">59. 螺旋矩阵 II</text:a></text:p>
          </table:table-cell>
          <table:table-cell table:style-name="ce6" office:value-type="percentage" office:value="0.784" calcext:value-type="percentage">
            <text:p>78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rst-unique-character-in-a-string/" xlink:type="simple">387. 字符串中的第一个唯一字符</text:a></text:p>
          </table:table-cell>
          <table:table-cell table:style-name="ce6" office:value-type="percentage" office:value="0.538" calcext:value-type="percentage">
            <text:p>53.8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argest-rectangle-in-histogram/" xlink:type="simple">84. 柱状图中最大的矩形</text:a></text:p>
          </table:table-cell>
          <table:table-cell table:style-name="ce6" office:value-type="percentage" office:value="0.434" calcext:value-type="percentage">
            <text:p>43.4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liding-window-maximum/" xlink:type="simple">239. 滑动窗口最大值</text:a></text:p>
          </table:table-cell>
          <table:table-cell table:style-name="ce6" office:value-type="percentage" office:value="0.497" calcext:value-type="percentage">
            <text:p>49.7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kth-largest-element-in-an-array/" xlink:type="simple">215. 数组中的第K个最大元素</text:a></text:p>
          </table:table-cell>
          <table:table-cell table:style-name="ce6" office:value-type="percentage" office:value="0.646" calcext:value-type="percentage">
            <text:p>64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otate-list/" xlink:type="simple">61. 旋转链表</text:a></text:p>
          </table:table-cell>
          <table:table-cell table:style-name="ce6" office:value-type="percentage" office:value="0.418" calcext:value-type="percentage">
            <text:p>41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ubsets/" xlink:type="simple">78. 子集</text:a></text:p>
          </table:table-cell>
          <table:table-cell table:style-name="ce6" office:value-type="percentage" office:value="0.802" calcext:value-type="percentage">
            <text:p>80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move-duplicates-from-sorted-array/" xlink:type="simple">26. 删除有序数组中的重复项</text:a></text:p>
          </table:table-cell>
          <table:table-cell table:style-name="ce6" office:value-type="percentage" office:value="0.537" calcext:value-type="percentage">
            <text:p>53.7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top-k-frequent-elements/" xlink:type="simple">347. 前 K 个高频元素</text:a></text:p>
          </table:table-cell>
          <table:table-cell table:style-name="ce6" office:value-type="percentage" office:value="0.623" calcext:value-type="percentage">
            <text:p>62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exclusive-time-of-functions/" xlink:type="simple">636. 函数的独占时间</text:a></text:p>
          </table:table-cell>
          <table:table-cell table:style-name="ce6" office:value-type="percentage" office:value="0.558" calcext:value-type="percentage">
            <text:p>55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jority-element/" xlink:type="simple">169. 多数元素</text:a></text:p>
          </table:table-cell>
          <table:table-cell table:style-name="ce6" office:value-type="percentage" office:value="0.665" calcext:value-type="percentage">
            <text:p>66.5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ongest-common-prefix/" xlink:type="simple">14. 最长公共前缀</text:a></text:p>
          </table:table-cell>
          <table:table-cell table:style-name="ce6" office:value-type="percentage" office:value="0.414" calcext:value-type="percentage">
            <text:p>41.4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move-nth-node-from-end-of-list/" xlink:type="simple">19. 删除链表的倒数第 N 个结点</text:a></text:p>
          </table:table-cell>
          <table:table-cell table:style-name="ce6" office:value-type="percentage" office:value="0.432" calcext:value-type="percentage">
            <text:p>43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task-scheduler/" xlink:type="simple">621. 任务调度器</text:a></text:p>
          </table:table-cell>
          <table:table-cell table:style-name="ce6" office:value-type="percentage" office:value="0.574" calcext:value-type="percentage">
            <text:p>57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ongest-increasing-subsequence/" xlink:type="simple">300. 最长递增子序列</text:a></text:p>
          </table:table-cell>
          <table:table-cell table:style-name="ce6" office:value-type="percentage" office:value="0.521" calcext:value-type="percentage">
            <text:p>52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6">
          <table:table-cell table:style-name="ce8"/>
          <table:table-cell table:style-name="ce10" office:value-type="string" calcext:value-type="string">
            <text:p><text:a xlink:href="https://leetcode-cn.com/problems/sqrtx/" xlink:type="simple">69. Sqrt(x)</text:a></text:p>
          </table:table-cell>
          <table:table-cell table:style-name="ce6" office:value-type="percentage" office:value="0.391" calcext:value-type="percentage">
            <text:p>39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valid-anagram/" xlink:type="simple">242. 有效的字母异位词</text:a></text:p>
          </table:table-cell>
          <table:table-cell table:style-name="ce6" office:value-type="percentage" office:value="0.647" calcext:value-type="percentage">
            <text:p>64.7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fu-cache/" xlink:type="simple">460. LFU 缓存</text:a></text:p>
          </table:table-cell>
          <table:table-cell table:style-name="ce6" office:value-type="percentage" office:value="0.435" calcext:value-type="percentage">
            <text:p>43.5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ascals-triangle/" xlink:type="simple">118. 杨辉三角</text:a></text:p>
          </table:table-cell>
          <table:table-cell table:style-name="ce6" office:value-type="percentage" office:value="0.736" calcext:value-type="percentage">
            <text:p>73.6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7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longest-substring-with-at-most-k-distinct-characters/" xlink:type="simple">340. 至多包含 K 个不同字符的最长子串</text:a></text:p>
          </table:table-cell>
          <table:table-cell table:style-name="ce7" office:value-type="percentage" office:value="0.496" calcext:value-type="percentage" table:number-columns-spanned="1" table:number-rows-spanned="2">
            <text:p>49.6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3" draw:name="AutoShape 4" draw:style-name="gr1" draw:text-style-name="P1" svg:width="0.3303in" svg:height="0.3303in" svg:x="0.0008in" svg:y="-1.7291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3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alien-dictionary/" xlink:type="simple">269. 火星词典</text:a></text:p>
          </table:table-cell>
          <table:table-cell table:style-name="ce7" office:value-type="percentage" office:value="0.344" calcext:value-type="percentage" table:number-columns-spanned="1" table:number-rows-spanned="2">
            <text:p>34.40%</text:p>
          </table:table-cell>
          <table:table-cell table:style-name="ce4" office:value-type="string" calcext:value-type="string" table:number-columns-spanned="1" table:number-rows-spanned="2">
            <text:p>困难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4" draw:name="AutoShape 5" draw:style-name="gr1" draw:text-style-name="P1" svg:width="0.3303in" svg:height="0.3303in" svg:x="0.0008in" svg:y="-1.7205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encode-and-decode-tinyurl/" xlink:type="simple">535. TinyURL 的加密与解密</text:a></text:p>
          </table:table-cell>
          <table:table-cell table:style-name="ce6" office:value-type="percentage" office:value="0.844" calcext:value-type="percentage">
            <text:p>84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latten-binary-tree-to-linked-list/" xlink:type="simple">114. 二叉树展开为链表</text:a></text:p>
          </table:table-cell>
          <table:table-cell table:style-name="ce6" office:value-type="percentage" office:value="0.727" calcext:value-type="percentage">
            <text:p>72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kth-smallest-element-in-a-sorted-matrix/" xlink:type="simple">378. 有序矩阵中第 K 小的元素</text:a></text:p>
          </table:table-cell>
          <table:table-cell table:style-name="ce6" office:value-type="percentage" office:value="0.638" calcext:value-type="percentage">
            <text:p>63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5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palindrome-removal/" xlink:type="simple">1246. 删除回文子数组</text:a></text:p>
          </table:table-cell>
          <table:table-cell table:style-name="ce7" office:value-type="percentage" office:value="0.482" calcext:value-type="percentage" table:number-columns-spanned="1" table:number-rows-spanned="2">
            <text:p>48.20%</text:p>
          </table:table-cell>
          <table:table-cell table:style-name="ce4" office:value-type="string" calcext:value-type="string" table:number-columns-spanned="1" table:number-rows-spanned="2">
            <text:p>困难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5" draw:name="AutoShape 6" draw:style-name="gr1" draw:text-style-name="P1" svg:width="0.3303in" svg:height="0.3303in" svg:x="0.0008in" svg:y="-1.8268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inary-tree-right-side-view/" xlink:type="simple">199. 二叉树的右视图</text:a></text:p>
          </table:table-cell>
          <table:table-cell table:style-name="ce6" office:value-type="percentage" office:value="0.653" calcext:value-type="percentage">
            <text:p>65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x-area-of-island/" xlink:type="simple">695. 岛屿的最大面积</text:a></text:p>
          </table:table-cell>
          <table:table-cell table:style-name="ce6" office:value-type="percentage" office:value="0.667" calcext:value-type="percentage">
            <text:p>66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ximal-rectangle/" xlink:type="simple">85. 最大矩形</text:a></text:p>
          </table:table-cell>
          <table:table-cell table:style-name="ce6" office:value-type="percentage" office:value="0.517" calcext:value-type="percentage">
            <text:p>51.7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unt-and-say/" xlink:type="simple">38. 外观数列</text:a></text:p>
          </table:table-cell>
          <table:table-cell table:style-name="ce6" office:value-type="percentage" office:value="0.597" calcext:value-type="percentage">
            <text:p>59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validate-ip-address/" xlink:type="simple">468. 验证IP地址</text:a></text:p>
          </table:table-cell>
          <table:table-cell table:style-name="ce6" office:value-type="percentage" office:value="0.253" calcext:value-type="percentage">
            <text:p>25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rog-jump/" xlink:type="simple">403. 青蛙过河</text:a></text:p>
          </table:table-cell>
          <table:table-cell table:style-name="ce6" office:value-type="percentage" office:value="0.455" calcext:value-type="percentage">
            <text:p>45.5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erialize-and-deserialize-bst/" xlink:type="simple">449. 序列化和反序列化二叉搜索树</text:a></text:p>
          </table:table-cell>
          <table:table-cell table:style-name="ce6" office:value-type="percentage" office:value="0.561" calcext:value-type="percentage">
            <text:p>56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6">
          <table:table-cell table:style-name="ce8"/>
          <table:table-cell table:style-name="ce10" office:value-type="string" calcext:value-type="string">
            <text:p><text:a xlink:href="https://leetcode-cn.com/problems/fizz-buzz/" xlink:type="simple">412. Fizz Buzz</text:a></text:p>
          </table:table-cell>
          <table:table-cell table:style-name="ce6" office:value-type="percentage" office:value="0.709" calcext:value-type="percentage">
            <text:p>70.9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divide-two-integers/" xlink:type="simple">29. 两数相除</text:a></text:p>
          </table:table-cell>
          <table:table-cell table:style-name="ce6" office:value-type="percentage" office:value="0.22" calcext:value-type="percentage">
            <text:p>22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nvert-sorted-array-to-binary-search-tree/" xlink:type="simple">108. 将有序数组转换为二叉搜索树</text:a></text:p>
          </table:table-cell>
          <table:table-cell table:style-name="ce6" office:value-type="percentage" office:value="0.762" calcext:value-type="percentage">
            <text:p>76.2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house-robber/" xlink:type="simple">198. 打家劫舍</text:a></text:p>
          </table:table-cell>
          <table:table-cell table:style-name="ce6" office:value-type="percentage" office:value="0.52" calcext:value-type="percentage">
            <text:p>52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inary-tree-inorder-traversal/" xlink:type="simple">94. 二叉树的中序遍历</text:a></text:p>
          </table:table-cell>
          <table:table-cell table:style-name="ce6" office:value-type="percentage" office:value="0.756" calcext:value-type="percentage">
            <text:p>75.6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odd-even-linked-list/" xlink:type="simple">328. 奇偶链表</text:a></text:p>
          </table:table-cell>
          <table:table-cell table:style-name="ce6" office:value-type="percentage" office:value="0.655" calcext:value-type="percentage">
            <text:p>65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top-k-frequent-words/" xlink:type="simple">692. 前K个高频单词</text:a></text:p>
          </table:table-cell>
          <table:table-cell table:style-name="ce6" office:value-type="percentage" office:value="0.575" calcext:value-type="percentage">
            <text:p>57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jority-element-ii/" xlink:type="simple">229. 求众数 II</text:a></text:p>
          </table:table-cell>
          <table:table-cell table:style-name="ce6" office:value-type="percentage" office:value="0.534" calcext:value-type="percentage">
            <text:p>53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number-of-1-bits/" xlink:type="simple">191. 位1的个数</text:a></text:p>
          </table:table-cell>
          <table:table-cell table:style-name="ce6" office:value-type="percentage" office:value="0.751" calcext:value-type="percentage">
            <text:p>75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add-strings/" xlink:type="simple">415. 字符串相加</text:a></text:p>
          </table:table-cell>
          <table:table-cell table:style-name="ce6" office:value-type="percentage" office:value="0.541" calcext:value-type="percentage">
            <text:p>54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ort-list/" xlink:type="simple">148. 排序链表</text:a></text:p>
          </table:table-cell>
          <table:table-cell table:style-name="ce6" office:value-type="percentage" office:value="0.666" calcext:value-type="percentage">
            <text:p>66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nd-n-unique-integers-sum-up-to-zero/" xlink:type="simple">1304. 和为零的N个唯一整数</text:a></text:p>
          </table:table-cell>
          <table:table-cell table:style-name="ce6" office:value-type="percentage" office:value="0.723" calcext:value-type="percentage">
            <text:p>72.3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word-ladder-ii/" xlink:type="simple">126. 单词接龙 II</text:a></text:p>
          </table:table-cell>
          <table:table-cell table:style-name="ce6" office:value-type="percentage" office:value="0.398" calcext:value-type="percentage">
            <text:p>39.8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design-circular-queue/" xlink:type="simple">622. 设计循环队列</text:a></text:p>
          </table:table-cell>
          <table:table-cell table:style-name="ce6" office:value-type="percentage" office:value="0.44" calcext:value-type="percentage">
            <text:p>44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ctangle-area/" xlink:type="simple">223. 矩形面积</text:a></text:p>
          </table:table-cell>
          <table:table-cell table:style-name="ce6" office:value-type="percentage" office:value="0.525" calcext:value-type="percentage">
            <text:p>52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lood-fill/" xlink:type="simple">733. 图像渲染</text:a></text:p>
          </table:table-cell>
          <table:table-cell table:style-name="ce6" office:value-type="percentage" office:value="0.581" calcext:value-type="percentage">
            <text:p>58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ingle-number/" xlink:type="simple">136. 只出现一次的数字</text:a></text:p>
          </table:table-cell>
          <table:table-cell table:style-name="ce6" office:value-type="percentage" office:value="0.719" calcext:value-type="percentage">
            <text:p>71.9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limbing-stairs/" xlink:type="simple">70. 爬楼梯</text:a></text:p>
          </table:table-cell>
          <table:table-cell table:style-name="ce6" office:value-type="percentage" office:value="0.532" calcext:value-type="percentage">
            <text:p>53.2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ongest-valid-parentheses/" xlink:type="simple">32. 最长有效括号</text:a></text:p>
          </table:table-cell>
          <table:table-cell table:style-name="ce6" office:value-type="percentage" office:value="0.357" calcext:value-type="percentage">
            <text:p>35.7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inimum-path-sum/" xlink:type="simple">64. 最小路径和</text:a></text:p>
          </table:table-cell>
          <table:table-cell table:style-name="ce6" office:value-type="percentage" office:value="0.689" calcext:value-type="percentage">
            <text:p>68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mbine-two-tables/" xlink:type="simple">175. 组合两个表</text:a></text:p>
          </table:table-cell>
          <table:table-cell table:style-name="ce6" office:value-type="percentage" office:value="0.737" calcext:value-type="percentage">
            <text:p>73.7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x-points-on-a-line/" xlink:type="simple">149. 直线上最多的点数</text:a></text:p>
          </table:table-cell>
          <table:table-cell table:style-name="ce6" office:value-type="percentage" office:value="0.349" calcext:value-type="percentage">
            <text:p>34.9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organize-string/" xlink:type="simple">767. 重构字符串</text:a></text:p>
          </table:table-cell>
          <table:table-cell table:style-name="ce6" office:value-type="percentage" office:value="0.478" calcext:value-type="percentage">
            <text:p>47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3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meeting-rooms/" xlink:type="simple">252. 会议室</text:a></text:p>
          </table:table-cell>
          <table:table-cell table:style-name="ce7" office:value-type="percentage" office:value="0.564" calcext:value-type="percentage" table:number-columns-spanned="1" table:number-rows-spanned="2">
            <text:p>56.40%</text:p>
          </table:table-cell>
          <table:table-cell table:style-name="ce4" office:value-type="string" calcext:value-type="string" table:number-columns-spanned="1" table:number-rows-spanned="2">
            <text:p>简单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6" draw:name="AutoShape 7" draw:style-name="gr1" draw:text-style-name="P1" svg:width="0.3303in" svg:height="0.3303in" svg:x="0.0008in" svg:y="-2.9331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3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design-hit-counter/" xlink:type="simple">362. 敲击计数器</text:a></text:p>
          </table:table-cell>
          <table:table-cell table:style-name="ce7" office:value-type="percentage" office:value="0.689" calcext:value-type="percentage" table:number-columns-spanned="1" table:number-rows-spanned="2">
            <text:p>68.9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7" draw:name="AutoShape 8" draw:style-name="gr1" draw:text-style-name="P1" svg:width="0.3303in" svg:height="0.3303in" svg:x="0.0008in" svg:y="-2.9248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construct-itinerary/" xlink:type="simple">332. 重新安排行程</text:a></text:p>
          </table:table-cell>
          <table:table-cell table:style-name="ce6" office:value-type="percentage" office:value="0.451" calcext:value-type="percentage">
            <text:p>45.1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3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max-stack/" xlink:type="simple">716. 最大栈</text:a></text:p>
          </table:table-cell>
          <table:table-cell table:style-name="ce7" office:value-type="percentage" office:value="0.466" calcext:value-type="percentage" table:number-columns-spanned="1" table:number-rows-spanned="2">
            <text:p>46.60%</text:p>
          </table:table-cell>
          <table:table-cell table:style-name="ce4" office:value-type="string" calcext:value-type="string" table:number-columns-spanned="1" table:number-rows-spanned="2">
            <text:p>简单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8" draw:name="AutoShape 9" draw:style-name="gr1" draw:text-style-name="P1" svg:width="0.3303in" svg:height="0.3303in" svg:x="0.0008in" svg:y="-2.9547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zigzag-conversion/" xlink:type="simple">6. Z 字形变换</text:a></text:p>
          </table:table-cell>
          <table:table-cell table:style-name="ce6" office:value-type="percentage" office:value="0.509" calcext:value-type="percentage">
            <text:p>50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in-change-2/" xlink:type="simple">518. 零钱兑换 II</text:a></text:p>
          </table:table-cell>
          <table:table-cell table:style-name="ce6" office:value-type="percentage" office:value="0.663" calcext:value-type="percentage">
            <text:p>66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hortest-palindrome/" xlink:type="simple">214. 最短回文串</text:a></text:p>
          </table:table-cell>
          <table:table-cell table:style-name="ce6" office:value-type="percentage" office:value="0.374" calcext:value-type="percentage">
            <text:p>37.4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nvert-binary-tree/" xlink:type="simple">226. 翻转二叉树</text:a></text:p>
          </table:table-cell>
          <table:table-cell table:style-name="ce6" office:value-type="percentage" office:value="0.788" calcext:value-type="percentage">
            <text:p>78.8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alanced-binary-tree/" xlink:type="simple">110. 平衡二叉树</text:a></text:p>
          </table:table-cell>
          <table:table-cell table:style-name="ce6" office:value-type="percentage" office:value="0.564" calcext:value-type="percentage">
            <text:p>56.4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nd-all-duplicates-in-an-array/" xlink:type="simple">442. 数组中重复的数据</text:a></text:p>
          </table:table-cell>
          <table:table-cell table:style-name="ce6" office:value-type="percentage" office:value="0.698" calcext:value-type="percentage">
            <text:p>69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all-nodes-distance-k-in-binary-tree/" xlink:type="simple">863. 二叉树中所有距离为 K 的结点</text:a></text:p>
          </table:table-cell>
          <table:table-cell table:style-name="ce6" office:value-type="percentage" office:value="0.605" calcext:value-type="percentage">
            <text:p>60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ymmetric-tree/" xlink:type="simple">101. 对称二叉树</text:a></text:p>
          </table:table-cell>
          <table:table-cell table:style-name="ce6" office:value-type="percentage" office:value="0.567" calcext:value-type="percentage">
            <text:p>56.7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ximal-square/" xlink:type="simple">221. 最大正方形</text:a></text:p>
          </table:table-cell>
          <table:table-cell table:style-name="ce6" office:value-type="percentage" office:value="0.481" calcext:value-type="percentage">
            <text:p>48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1" table:number-rows-repeated="10484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按出题指数" table:style-name="ta3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3" table:number-columns-repeated="62" table:default-cell-style-name="Default"/>
        <table:table-row table:style-name="ro1">
          <table:table-cell table:style-name="ce1" table:number-columns-repeated="6"/>
          <table:table-cell table:number-columns-repeated="58"/>
        </table:table-row>
        <table:table-row table:style-name="ro1">
          <table:table-cell table:style-name="ce2" office:value-type="string" calcext:value-type="string">
            <text:p>状态</text:p>
          </table:table-cell>
          <table:table-cell table:style-name="ce2" office:value-type="string" calcext:value-type="string">
            <text:p>题目</text:p>
          </table:table-cell>
          <table:table-cell table:style-name="ce2" office:value-type="string" calcext:value-type="string">
            <text:p>通过率</text:p>
          </table:table-cell>
          <table:table-cell table:style-name="ce2" office:value-type="string" calcext:value-type="string">
            <text:p>难度</text:p>
          </table:table-cell>
          <table:table-cell table:style-name="ce2" office:value-type="string" calcext:value-type="string">
            <text:p>出题指数</text:p>
          </table:table-cell>
          <table:table-cell table:style-name="ce2" office:value-type="string" calcext:value-type="string">
            <text:p>出现频率</text:p>
          </table:table-cell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two-sum/" xlink:type="simple">1. 两数之和</text:a></text:p>
          </table:table-cell>
          <table:table-cell table:style-name="ce6" office:value-type="percentage" office:value="0.522" calcext:value-type="percentage">
            <text:p>52.2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add-two-numbers/" xlink:type="simple">2. 两数相加</text:a></text:p>
          </table:table-cell>
          <table:table-cell table:style-name="ce6" office:value-type="percentage" office:value="0.411" calcext:value-type="percentage">
            <text:p>41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ru-cache/" xlink:type="simple">146. LRU 缓存机制</text:a></text:p>
          </table:table-cell>
          <table:table-cell table:style-name="ce6" office:value-type="percentage" office:value="0.525" calcext:value-type="percentage">
            <text:p>52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number-of-islands/" xlink:type="simple">200. 岛屿数量</text:a></text:p>
          </table:table-cell>
          <table:table-cell table:style-name="ce6" office:value-type="percentage" office:value="0.563" calcext:value-type="percentage">
            <text:p>56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ongest-palindromic-substring/" xlink:type="simple">5. 最长回文子串</text:a></text:p>
          </table:table-cell>
          <table:table-cell table:style-name="ce6" office:value-type="percentage" office:value="0.359" calcext:value-type="percentage">
            <text:p>35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py-list-with-random-pointer/" xlink:type="simple">138. 复制带随机指针的链表</text:a></text:p>
          </table:table-cell>
          <table:table-cell table:style-name="ce6" office:value-type="percentage" office:value="0.662" calcext:value-type="percentage">
            <text:p>66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ximum-subarray/" xlink:type="simple">53. 最大子数组和</text:a></text:p>
          </table:table-cell>
          <table:table-cell table:style-name="ce6" office:value-type="percentage" office:value="0.553" calcext:value-type="percentage">
            <text:p>55.3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verse-linked-list/" xlink:type="simple">206. 反转链表</text:a></text:p>
          </table:table-cell>
          <table:table-cell table:style-name="ce6" office:value-type="percentage" office:value="0.724" calcext:value-type="percentage">
            <text:p>72.4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piral-matrix/" xlink:type="simple">54. 螺旋矩阵</text:a></text:p>
          </table:table-cell>
          <table:table-cell table:style-name="ce6" office:value-type="percentage" office:value="0.483" calcext:value-type="percentage">
            <text:p>48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ongest-substring-without-repeating-characters/" xlink:type="simple">3. 无重复字符的最长子串</text:a></text:p>
          </table:table-cell>
          <table:table-cell table:style-name="ce6" office:value-type="percentage" office:value="0.383" calcext:value-type="percentage">
            <text:p>38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erge-two-sorted-lists/" xlink:type="simple">21. 合并两个有序链表</text:a></text:p>
          </table:table-cell>
          <table:table-cell table:style-name="ce6" office:value-type="percentage" office:value="0.667" calcext:value-type="percentage">
            <text:p>66.7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trapping-rain-water/" xlink:type="simple">42. 接雨水</text:a></text:p>
          </table:table-cell>
          <table:table-cell table:style-name="ce6" office:value-type="percentage" office:value="0.589" calcext:value-type="percentage">
            <text:p>58.9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verse-words-in-a-string/" xlink:type="simple">151. 翻转字符串里的单词</text:a></text:p>
          </table:table-cell>
          <table:table-cell table:style-name="ce6" office:value-type="percentage" office:value="0.489" calcext:value-type="percentage">
            <text:p>48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edian-of-two-sorted-arrays/" xlink:type="simple">4. 寻找两个正序数组的中位数</text:a></text:p>
          </table:table-cell>
          <table:table-cell table:style-name="ce6" office:value-type="percentage" office:value="0.41" calcext:value-type="percentage">
            <text:p>41.0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valid-parentheses/" xlink:type="simple">20. 有效的括号</text:a></text:p>
          </table:table-cell>
          <table:table-cell table:style-name="ce6" office:value-type="percentage" office:value="0.445" calcext:value-type="percentage">
            <text:p>44.5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est-time-to-buy-and-sell-stock/" xlink:type="simple">121. 买卖股票的最佳时机</text:a></text:p>
          </table:table-cell>
          <table:table-cell table:style-name="ce6" office:value-type="percentage" office:value="0.573" calcext:value-type="percentage">
            <text:p>57.3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earch-in-rotated-sorted-array/" xlink:type="simple">33. 搜索旋转排序数组</text:a></text:p>
          </table:table-cell>
          <table:table-cell table:style-name="ce6" office:value-type="percentage" office:value="0.43" calcext:value-type="percentage">
            <text:p>43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unt-good-nodes-in-binary-tree/" xlink:type="simple">1448. 统计二叉树中好节点的数目</text:a></text:p>
          </table:table-cell>
          <table:table-cell table:style-name="ce6" office:value-type="percentage" office:value="0.715" calcext:value-type="percentage">
            <text:p>71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erge-sorted-array/" xlink:type="simple">88. 合并两个有序数组</text:a></text:p>
          </table:table-cell>
          <table:table-cell table:style-name="ce6" office:value-type="percentage" office:value="0.519" calcext:value-type="percentage">
            <text:p>51.9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etter-combinations-of-a-phone-number/" xlink:type="simple">17. 电话号码的字母组合</text:a></text:p>
          </table:table-cell>
          <table:table-cell table:style-name="ce6" office:value-type="percentage" office:value="0.575" calcext:value-type="percentage">
            <text:p>57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tring-to-integer-atoi/" xlink:type="simple">8. 字符串转换整数 (atoi)</text:a></text:p>
          </table:table-cell>
          <table:table-cell table:style-name="ce6" office:value-type="percentage" office:value="0.217" calcext:value-type="percentage">
            <text:p>21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erge-intervals/" xlink:type="simple">56. 合并区间</text:a></text:p>
          </table:table-cell>
          <table:table-cell table:style-name="ce6" office:value-type="percentage" office:value="0.473" calcext:value-type="percentage">
            <text:p>47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3sum/" xlink:type="simple">15. 三数之和</text:a></text:p>
          </table:table-cell>
          <table:table-cell table:style-name="ce6" office:value-type="percentage" office:value="0.341" calcext:value-type="percentage">
            <text:p>34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erge-k-sorted-lists/" xlink:type="simple">23. 合并K个升序链表</text:a></text:p>
          </table:table-cell>
          <table:table-cell table:style-name="ce6" office:value-type="percentage" office:value="0.562" calcext:value-type="percentage">
            <text:p>56.2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inary-tree-zigzag-level-order-traversal/" xlink:type="simple">103. 二叉树的锯齿形层序遍历</text:a></text:p>
          </table:table-cell>
          <table:table-cell table:style-name="ce6" office:value-type="percentage" office:value="0.572" calcext:value-type="percentage">
            <text:p>57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validate-binary-search-tree/" xlink:type="simple">98. 验证二叉搜索树</text:a></text:p>
          </table:table-cell>
          <table:table-cell table:style-name="ce6" office:value-type="percentage" office:value="0.352" calcext:value-type="percentage">
            <text:p>35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owest-common-ancestor-of-a-binary-tree/" xlink:type="simple">236. 二叉树的最近公共祖先</text:a></text:p>
          </table:table-cell>
          <table:table-cell table:style-name="ce6" office:value-type="percentage" office:value="0.683" calcext:value-type="percentage">
            <text:p>68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otate-image/" xlink:type="simple">48. 旋转图像</text:a></text:p>
          </table:table-cell>
          <table:table-cell table:style-name="ce6" office:value-type="percentage" office:value="0.736" calcext:value-type="percentage">
            <text:p>73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nteger-to-english-words/" xlink:type="simple">273. 整数转换英文表示</text:a></text:p>
          </table:table-cell>
          <table:table-cell table:style-name="ce6" office:value-type="percentage" office:value="0.367" calcext:value-type="percentage">
            <text:p>36.7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generate-parentheses/" xlink:type="simple">22. 括号生成</text:a></text:p>
          </table:table-cell>
          <table:table-cell table:style-name="ce6" office:value-type="percentage" office:value="0.773" calcext:value-type="percentage">
            <text:p>77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oman-to-integer/" xlink:type="simple">13. 罗马数字转整数</text:a></text:p>
          </table:table-cell>
          <table:table-cell table:style-name="ce6" office:value-type="percentage" office:value="0.63" calcext:value-type="percentage">
            <text:p>63.0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gular-expression-matching/" xlink:type="simple">10. 正则表达式匹配</text:a></text:p>
          </table:table-cell>
          <table:table-cell table:style-name="ce6" office:value-type="percentage" office:value="0.316" calcext:value-type="percentage">
            <text:p>31.6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erialize-and-deserialize-binary-tree/" xlink:type="simple">297. 二叉树的序列化与反序列化</text:a></text:p>
          </table:table-cell>
          <table:table-cell table:style-name="ce6" office:value-type="percentage" office:value="0.563" calcext:value-type="percentage">
            <text:p>56.3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group-anagrams/" xlink:type="simple">49. 字母异位词分组</text:a></text:p>
          </table:table-cell>
          <table:table-cell table:style-name="ce6" office:value-type="percentage" office:value="0.667" calcext:value-type="percentage">
            <text:p>66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verse-nodes-in-k-group/" xlink:type="simple">25. K 个一组翻转链表</text:a></text:p>
          </table:table-cell>
          <table:table-cell table:style-name="ce6" office:value-type="percentage" office:value="0.658" calcext:value-type="percentage">
            <text:p>65.8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earch-a-2d-matrix-ii/" xlink:type="simple">240. 搜索二维矩阵 II</text:a></text:p>
          </table:table-cell>
          <table:table-cell table:style-name="ce6" office:value-type="percentage" office:value="0.497" calcext:value-type="percentage">
            <text:p>49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3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meeting-rooms-ii/" xlink:type="simple">253. 会议室 II</text:a></text:p>
          </table:table-cell>
          <table:table-cell table:style-name="ce7" office:value-type="percentage" office:value="0.505" calcext:value-type="percentage" table:number-columns-spanned="1" table:number-rows-spanned="2">
            <text:p>50.5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0" draw:name="AutoShape 1" draw:style-name="gr1" draw:text-style-name="P1" svg:width="0.3303in" svg:height="0.3303in" svg:x="0.0012in" svg:y="0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verse-integer/" xlink:type="simple">7. 整数反转</text:a></text:p>
          </table:table-cell>
          <table:table-cell table:style-name="ce6" office:value-type="percentage" office:value="0.351" calcext:value-type="percentage">
            <text:p>35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opulating-next-right-pointers-in-each-node/" xlink:type="simple">116. 填充每个节点的下一个右侧节点指针</text:a></text:p>
          </table:table-cell>
          <table:table-cell table:style-name="ce6" office:value-type="percentage" office:value="0.707" calcext:value-type="percentage">
            <text:p>70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inary-tree-level-order-traversal/" xlink:type="simple">102. 二叉树的层序遍历</text:a></text:p>
          </table:table-cell>
          <table:table-cell table:style-name="ce6" office:value-type="percentage" office:value="0.642" calcext:value-type="percentage">
            <text:p>64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nstruct-binary-tree-from-preorder-and-inorder-traversal/" xlink:type="simple">105. 从前序与中序遍历序列构造二叉树</text:a></text:p>
          </table:table-cell>
          <table:table-cell table:style-name="ce6" office:value-type="percentage" office:value="0.706" calcext:value-type="percentage">
            <text:p>70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ort-colors/" xlink:type="simple">75. 颜色分类</text:a></text:p>
          </table:table-cell>
          <table:table-cell table:style-name="ce6" office:value-type="percentage" office:value="0.599" calcext:value-type="percentage">
            <text:p>59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ermutations/" xlink:type="simple">46. 全排列</text:a></text:p>
          </table:table-cell>
          <table:table-cell table:style-name="ce6" office:value-type="percentage" office:value="0.784" calcext:value-type="percentage">
            <text:p>78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inked-list-cycle/" xlink:type="simple">141. 环形链表</text:a></text:p>
          </table:table-cell>
          <table:table-cell table:style-name="ce6" office:value-type="percentage" office:value="0.513" calcext:value-type="percentage">
            <text:p>51.3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word-search/" xlink:type="simple">79. 单词搜索</text:a></text:p>
          </table:table-cell>
          <table:table-cell table:style-name="ce6" office:value-type="percentage" office:value="0.459" calcext:value-type="percentage">
            <text:p>45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in-change/" xlink:type="simple">322. 零钱兑换</text:a></text:p>
          </table:table-cell>
          <table:table-cell table:style-name="ce6" office:value-type="percentage" office:value="0.447" calcext:value-type="percentage">
            <text:p>44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rst-missing-positive/" xlink:type="simple">41. 缺失的第一个正数</text:a></text:p>
          </table:table-cell>
          <table:table-cell table:style-name="ce6" office:value-type="percentage" office:value="0.42" calcext:value-type="percentage">
            <text:p>42.0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wap-nodes-in-pairs/" xlink:type="simple">24. 两两交换链表中的节点</text:a></text:p>
          </table:table-cell>
          <table:table-cell table:style-name="ce6" office:value-type="percentage" office:value="0.704" calcext:value-type="percentage">
            <text:p>70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verse-string/" xlink:type="simple">344. 反转字符串</text:a></text:p>
          </table:table-cell>
          <table:table-cell table:style-name="ce6" office:value-type="percentage" office:value="0.774" calcext:value-type="percentage">
            <text:p>77.4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ntainer-with-most-water/" xlink:type="simple">11. 盛最多水的容器</text:a></text:p>
          </table:table-cell>
          <table:table-cell table:style-name="ce6" office:value-type="percentage" office:value="0.623" calcext:value-type="percentage">
            <text:p>62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roduct-of-array-except-self/" xlink:type="simple">238. 除自身以外数组的乘积</text:a></text:p>
          </table:table-cell>
          <table:table-cell table:style-name="ce6" office:value-type="percentage" office:value="0.725" calcext:value-type="percentage">
            <text:p>72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et-matrix-zeroes/" xlink:type="simple">73. 矩阵置零</text:a></text:p>
          </table:table-cell>
          <table:table-cell table:style-name="ce6" office:value-type="percentage" office:value="0.608" calcext:value-type="percentage">
            <text:p>60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word-break/" xlink:type="simple">139. 单词拆分</text:a></text:p>
          </table:table-cell>
          <table:table-cell table:style-name="ce6" office:value-type="percentage" office:value="0.519" calcext:value-type="percentage">
            <text:p>51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in-stack/" xlink:type="simple">155. 最小栈</text:a></text:p>
          </table:table-cell>
          <table:table-cell table:style-name="ce6" office:value-type="percentage" office:value="0.575" calcext:value-type="percentage">
            <text:p>57.5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add-two-numbers-ii/" xlink:type="simple">445. 两数相加 II</text:a></text:p>
          </table:table-cell>
          <table:table-cell table:style-name="ce6" office:value-type="percentage" office:value="0.59" calcext:value-type="percentage">
            <text:p>59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nd-median-from-data-stream/" xlink:type="simple">295. 数据流的中位数</text:a></text:p>
          </table:table-cell>
          <table:table-cell table:style-name="ce6" office:value-type="percentage" office:value="0.522" calcext:value-type="percentage">
            <text:p>52.2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word-search-ii/" xlink:type="simple">212. 单词搜索 II</text:a></text:p>
          </table:table-cell>
          <table:table-cell table:style-name="ce6" office:value-type="percentage" office:value="0.465" calcext:value-type="percentage">
            <text:p>46.5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ntersection-of-two-linked-lists/" xlink:type="simple">160. 相交链表</text:a></text:p>
          </table:table-cell>
          <table:table-cell table:style-name="ce6" office:value-type="percentage" office:value="0.618" calcext:value-type="percentage">
            <text:p>61.8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ove-zeroes/" xlink:type="simple">283. 移动零</text:a></text:p>
          </table:table-cell>
          <table:table-cell table:style-name="ce6" office:value-type="percentage" office:value="0.64" calcext:value-type="percentage">
            <text:p>64.0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move-nth-node-from-end-of-list/" xlink:type="simple">19. 删除链表的倒数第 N 个结点</text:a></text:p>
          </table:table-cell>
          <table:table-cell table:style-name="ce6" office:value-type="percentage" office:value="0.432" calcext:value-type="percentage">
            <text:p>43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next-permutation/" xlink:type="simple">31. 下一个排列</text:a></text:p>
          </table:table-cell>
          <table:table-cell table:style-name="ce6" office:value-type="percentage" office:value="0.373" calcext:value-type="percentage">
            <text:p>37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alindrome-linked-list/" xlink:type="simple">234. 回文链表</text:a></text:p>
          </table:table-cell>
          <table:table-cell table:style-name="ce6" office:value-type="percentage" office:value="0.501" calcext:value-type="percentage">
            <text:p>50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3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design-tic-tac-toe/" xlink:type="simple">348. 设计井字棋</text:a></text:p>
          </table:table-cell>
          <table:table-cell table:style-name="ce7" office:value-type="percentage" office:value="0.602" calcext:value-type="percentage" table:number-columns-spanned="1" table:number-rows-spanned="2">
            <text:p>60.2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1" draw:name="AutoShape 2" draw:style-name="gr1" draw:text-style-name="P1" svg:width="0.3303in" svg:height="0.3303in" svg:x="0.0012in" svg:y="0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ign-of-the-product-of-an-array/" xlink:type="simple">1822. 数组元素积的符号</text:a></text:p>
          </table:table-cell>
          <table:table-cell table:style-name="ce6" office:value-type="percentage" office:value="0.804" calcext:value-type="percentage">
            <text:p>80.4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kth-largest-element-in-an-array/" xlink:type="simple">215. 数组中的第K个最大元素</text:a></text:p>
          </table:table-cell>
          <table:table-cell table:style-name="ce6" office:value-type="percentage" office:value="0.646" calcext:value-type="percentage">
            <text:p>64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edit-distance/" xlink:type="simple">72. 编辑距离</text:a></text:p>
          </table:table-cell>
          <table:table-cell table:style-name="ce6" office:value-type="percentage" office:value="0.615" calcext:value-type="percentage">
            <text:p>61.5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3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find-the-celebrity/" xlink:type="simple">277. 搜寻名人</text:a></text:p>
          </table:table-cell>
          <table:table-cell table:style-name="ce7" office:value-type="percentage" office:value="0.573" calcext:value-type="percentage" table:number-columns-spanned="1" table:number-rows-spanned="2">
            <text:p>57.3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2" draw:name="AutoShape 3" draw:style-name="gr1" draw:text-style-name="P1" svg:width="0.3303in" svg:height="0.3303in" svg:x="0.0012in" svg:y="0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move-duplicates-from-sorted-array/" xlink:type="simple">26. 删除有序数组中的重复项</text:a></text:p>
          </table:table-cell>
          <table:table-cell table:style-name="ce6" office:value-type="percentage" office:value="0.537" calcext:value-type="percentage">
            <text:p>53.7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inary-tree-maximum-path-sum/" xlink:type="simple">124. 二叉树中的最大路径和</text:a></text:p>
          </table:table-cell>
          <table:table-cell table:style-name="ce6" office:value-type="percentage" office:value="0.446" calcext:value-type="percentage">
            <text:p>44.6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nd-the-duplicate-number/" xlink:type="simple">287. 寻找重复数</text:a></text:p>
          </table:table-cell>
          <table:table-cell table:style-name="ce6" office:value-type="percentage" office:value="0.656" calcext:value-type="percentage">
            <text:p>65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ultiply-strings/" xlink:type="simple">43. 字符串相乘</text:a></text:p>
          </table:table-cell>
          <table:table-cell table:style-name="ce6" office:value-type="percentage" office:value="0.449" calcext:value-type="percentage">
            <text:p>44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excel-sheet-column-number/" xlink:type="simple">171. Excel 表列序号</text:a></text:p>
          </table:table-cell>
          <table:table-cell table:style-name="ce6" office:value-type="percentage" office:value="0.718" calcext:value-type="percentage">
            <text:p>71.8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nteger-to-roman/" xlink:type="simple">12. 整数转罗马数字</text:a></text:p>
          </table:table-cell>
          <table:table-cell table:style-name="ce6" office:value-type="percentage" office:value="0.664" calcext:value-type="percentage">
            <text:p>66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limbing-stairs/" xlink:type="simple">70. 爬楼梯</text:a></text:p>
          </table:table-cell>
          <table:table-cell table:style-name="ce6" office:value-type="percentage" office:value="0.532" calcext:value-type="percentage">
            <text:p>53.2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opulating-next-right-pointers-in-each-node-ii/" xlink:type="simple">117. 填充每个节点的下一个右侧节点指针 II</text:a></text:p>
          </table:table-cell>
          <table:table-cell table:style-name="ce6" office:value-type="percentage" office:value="0.62" calcext:value-type="percentage">
            <text:p>62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tring-compression/" xlink:type="simple">443. 压缩字符串</text:a></text:p>
          </table:table-cell>
          <table:table-cell table:style-name="ce6" office:value-type="percentage" office:value="0.477" calcext:value-type="percentage">
            <text:p>47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owest-common-ancestor-of-a-binary-search-tree/" xlink:type="simple">235. 二叉搜索树的最近公共祖先</text:a></text:p>
          </table:table-cell>
          <table:table-cell table:style-name="ce6" office:value-type="percentage" office:value="0.667" calcext:value-type="percentage">
            <text:p>66.7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inimum-window-substring/" xlink:type="simple">76. 最小覆盖子串</text:a></text:p>
          </table:table-cell>
          <table:table-cell table:style-name="ce6" office:value-type="percentage" office:value="0.43" calcext:value-type="percentage">
            <text:p>43.0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nd-minimum-in-rotated-sorted-array/" xlink:type="simple">153. 寻找旋转排序数组中的最小值</text:a></text:p>
          </table:table-cell>
          <table:table-cell table:style-name="ce6" office:value-type="percentage" office:value="0.568" calcext:value-type="percentage">
            <text:p>56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word-ladder/" xlink:type="simple">127. 单词接龙</text:a></text:p>
          </table:table-cell>
          <table:table-cell table:style-name="ce6" office:value-type="percentage" office:value="0.471" calcext:value-type="percentage">
            <text:p>47.1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valid-sudoku/" xlink:type="simple">36. 有效的数独</text:a></text:p>
          </table:table-cell>
          <table:table-cell table:style-name="ce6" office:value-type="percentage" office:value="0.638" calcext:value-type="percentage">
            <text:p>63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ongest-consecutive-sequence/" xlink:type="simple">128. 最长连续序列</text:a></text:p>
          </table:table-cell>
          <table:table-cell table:style-name="ce6" office:value-type="percentage" office:value="0.544" calcext:value-type="percentage">
            <text:p>54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inary-tree-inorder-traversal/" xlink:type="simple">94. 二叉树的中序遍历</text:a></text:p>
          </table:table-cell>
          <table:table-cell table:style-name="ce6" office:value-type="percentage" office:value="0.756" calcext:value-type="percentage">
            <text:p>75.6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mpare-version-numbers/" xlink:type="simple">165. 比较版本号</text:a></text:p>
          </table:table-cell>
          <table:table-cell table:style-name="ce6" office:value-type="percentage" office:value="0.52" calcext:value-type="percentage">
            <text:p>52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asic-calculator/" xlink:type="simple">224. 基本计算器</text:a></text:p>
          </table:table-cell>
          <table:table-cell table:style-name="ce6" office:value-type="percentage" office:value="0.418" calcext:value-type="percentage">
            <text:p>41.8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urse-schedule/" xlink:type="simple">207. 课程表</text:a></text:p>
          </table:table-cell>
          <table:table-cell table:style-name="ce6" office:value-type="percentage" office:value="0.541" calcext:value-type="percentage">
            <text:p>54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valid-palindrome/" xlink:type="simple">125. 验证回文串</text:a></text:p>
          </table:table-cell>
          <table:table-cell table:style-name="ce6" office:value-type="percentage" office:value="0.472" calcext:value-type="percentage">
            <text:p>47.2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otate-array/" xlink:type="simple">189. 轮转数组</text:a></text:p>
          </table:table-cell>
          <table:table-cell table:style-name="ce6" office:value-type="percentage" office:value="0.447" calcext:value-type="percentage">
            <text:p>44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ongest-increasing-subsequence/" xlink:type="simple">300. 最长递增子序列</text:a></text:p>
          </table:table-cell>
          <table:table-cell table:style-name="ce6" office:value-type="percentage" office:value="0.521" calcext:value-type="percentage">
            <text:p>52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wildcard-matching/" xlink:type="simple">44. 通配符匹配</text:a></text:p>
          </table:table-cell>
          <table:table-cell table:style-name="ce6" office:value-type="percentage" office:value="0.328" calcext:value-type="percentage">
            <text:p>32.8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ubarray-sum-equals-k/" xlink:type="simple">560. 和为 K 的子数组</text:a></text:p>
          </table:table-cell>
          <table:table-cell table:style-name="ce6" office:value-type="percentage" office:value="0.446" calcext:value-type="percentage">
            <text:p>44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inary-search-tree-iterator/" xlink:type="simple">173. 二叉搜索树迭代器</text:a></text:p>
          </table:table-cell>
          <table:table-cell table:style-name="ce6" office:value-type="percentage" office:value="0.806" calcext:value-type="percentage">
            <text:p>80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verse-words-in-a-string-iii/" xlink:type="simple">557. 反转字符串中的单词 III</text:a></text:p>
          </table:table-cell>
          <table:table-cell table:style-name="ce6" office:value-type="percentage" office:value="0.743" calcext:value-type="percentage">
            <text:p>74.3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ximum-length-of-a-concatenated-string-with-unique-characters/" xlink:type="simple">1239. 串联字符串的最大长度</text:a></text:p>
          </table:table-cell>
          <table:table-cell table:style-name="ce6" office:value-type="percentage" office:value="0.491" calcext:value-type="percentage">
            <text:p>49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alindrome-number/" xlink:type="simple">9. 回文数</text:a></text:p>
          </table:table-cell>
          <table:table-cell table:style-name="ce6" office:value-type="percentage" office:value="0.581" calcext:value-type="percentage">
            <text:p>58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mplement-queue-using-stacks/" xlink:type="simple">232. 用栈实现队列</text:a></text:p>
          </table:table-cell>
          <table:table-cell table:style-name="ce6" office:value-type="percentage" office:value="0.689" calcext:value-type="percentage">
            <text:p>68.9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excel-sheet-column-title/" xlink:type="simple">168. Excel表列名称</text:a></text:p>
          </table:table-cell>
          <table:table-cell table:style-name="ce6" office:value-type="percentage" office:value="0.434" calcext:value-type="percentage">
            <text:p>43.4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gas-station/" xlink:type="simple">134. 加油站</text:a></text:p>
          </table:table-cell>
          <table:table-cell table:style-name="ce6" office:value-type="percentage" office:value="0.568" calcext:value-type="percentage">
            <text:p>56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verse-linked-list-ii/" xlink:type="simple">92. 反转链表 II</text:a></text:p>
          </table:table-cell>
          <table:table-cell table:style-name="ce6" office:value-type="percentage" office:value="0.55" calcext:value-type="percentage">
            <text:p>55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ongest-common-prefix/" xlink:type="simple">14. 最长公共前缀</text:a></text:p>
          </table:table-cell>
          <table:table-cell table:style-name="ce6" office:value-type="percentage" office:value="0.414" calcext:value-type="percentage">
            <text:p>41.4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" table:style-name="ta4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3" table:number-columns-repeated="62" table:default-cell-style-name="Default"/>
        <table:table-row table:style-name="ro1">
          <table:table-cell table:style-name="ce1" table:number-columns-repeated="6"/>
          <table:table-cell table:number-columns-repeated="58"/>
        </table:table-row>
        <table:table-row table:style-name="ro1">
          <table:table-cell table:style-name="ce2" office:value-type="string" calcext:value-type="string">
            <text:p>状态</text:p>
          </table:table-cell>
          <table:table-cell table:style-name="ce2" office:value-type="string" calcext:value-type="string">
            <text:p>题目</text:p>
          </table:table-cell>
          <table:table-cell table:style-name="ce2" office:value-type="string" calcext:value-type="string">
            <text:p>通过率</text:p>
          </table:table-cell>
          <table:table-cell table:style-name="ce2" office:value-type="string" calcext:value-type="string">
            <text:p>难度</text:p>
          </table:table-cell>
          <table:table-cell table:style-name="ce2" office:value-type="string" calcext:value-type="string">
            <text:p>出题指数</text:p>
          </table:table-cell>
          <table:table-cell table:style-name="ce2" office:value-type="string" calcext:value-type="string">
            <text:p>出现频率</text:p>
          </table:table-cell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the-skyline-problem/" xlink:type="simple">218. 天际线问题</text:a></text:p>
          </table:table-cell>
          <table:table-cell table:style-name="ce6" office:value-type="percentage" office:value="0.542" calcext:value-type="percentage">
            <text:p>54.2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earch-a-2d-matrix/" xlink:type="simple">74. 搜索二维矩阵</text:a></text:p>
          </table:table-cell>
          <table:table-cell table:style-name="ce6" office:value-type="percentage" office:value="0.465" calcext:value-type="percentage">
            <text:p>46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mbination-sum/" xlink:type="simple">39. 组合总和</text:a></text:p>
          </table:table-cell>
          <table:table-cell table:style-name="ce6" office:value-type="percentage" office:value="0.728" calcext:value-type="percentage">
            <text:p>72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delete-node-in-a-bst/" xlink:type="simple">450. 删除二叉搜索树中的节点</text:a></text:p>
          </table:table-cell>
          <table:table-cell table:style-name="ce6" office:value-type="percentage" office:value="0.49" calcext:value-type="percentage">
            <text:p>49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udoku-solver/" xlink:type="simple">37. 解数独</text:a></text:p>
          </table:table-cell>
          <table:table-cell table:style-name="ce6" office:value-type="percentage" office:value="0.671" calcext:value-type="percentage">
            <text:p>67.1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3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boundary-of-binary-tree/" xlink:type="simple">545. 二叉树的边界</text:a></text:p>
          </table:table-cell>
          <table:table-cell table:style-name="ce7" office:value-type="percentage" office:value="0.422" calcext:value-type="percentage" table:number-columns-spanned="1" table:number-rows-spanned="2">
            <text:p>42.2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0" draw:name="AutoShape 1" draw:style-name="gr1" draw:text-style-name="P1" svg:width="0.3303in" svg:height="0.3303in" svg:x="0in" svg:y="1.826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urse-schedule-ii/" xlink:type="simple">210. 课程表 II</text:a></text:p>
          </table:table-cell>
          <table:table-cell table:style-name="ce6" office:value-type="percentage" office:value="0.545" calcext:value-type="percentage">
            <text:p>54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ximum-product-subarray/" xlink:type="simple">152. 乘积最大子数组</text:a></text:p>
          </table:table-cell>
          <table:table-cell table:style-name="ce6" office:value-type="percentage" office:value="0.422" calcext:value-type="percentage">
            <text:p>42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asic-calculator-ii/" xlink:type="simple">227. 基本计算器 II</text:a></text:p>
          </table:table-cell>
          <table:table-cell table:style-name="ce6" office:value-type="percentage" office:value="0.437" calcext:value-type="percentage">
            <text:p>43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unique-paths/" xlink:type="simple">62. 不同路径</text:a></text:p>
          </table:table-cell>
          <table:table-cell table:style-name="ce6" office:value-type="percentage" office:value="0.665" calcext:value-type="percentage">
            <text:p>66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issing-number/" xlink:type="simple">268. 丢失的数字</text:a></text:p>
          </table:table-cell>
          <table:table-cell table:style-name="ce6" office:value-type="percentage" office:value="0.651" calcext:value-type="percentage">
            <text:p>65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mplement-trie-prefix-tree/" xlink:type="simple">208. 实现 Trie (前缀树)</text:a></text:p>
          </table:table-cell>
          <table:table-cell table:style-name="ce6" office:value-type="percentage" office:value="0.718" calcext:value-type="percentage">
            <text:p>71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6">
          <table:table-cell table:style-name="ce8"/>
          <table:table-cell table:style-name="ce10" office:value-type="string" calcext:value-type="string">
            <text:p><text:a xlink:href="https://leetcode-cn.com/problems/powx-n/" xlink:type="simple">50. Pow(x, n)</text:a></text:p>
          </table:table-cell>
          <table:table-cell table:style-name="ce6" office:value-type="percentage" office:value="0.377" calcext:value-type="percentage">
            <text:p>37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move-k-digits/" xlink:type="simple">402. 移掉 K 位数字</text:a></text:p>
          </table:table-cell>
          <table:table-cell table:style-name="ce6" office:value-type="percentage" office:value="0.327" calcext:value-type="percentage">
            <text:p>32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jority-element/" xlink:type="simple">169. 多数元素</text:a></text:p>
          </table:table-cell>
          <table:table-cell table:style-name="ce6" office:value-type="percentage" office:value="0.665" calcext:value-type="percentage">
            <text:p>66.5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mplement-strstr/" xlink:type="simple">28. 实现 strStr()</text:a></text:p>
          </table:table-cell>
          <table:table-cell table:style-name="ce6" office:value-type="percentage" office:value="0.403" calcext:value-type="percentage">
            <text:p>40.3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decode-ways/" xlink:type="simple">91. 解码方法</text:a></text:p>
          </table:table-cell>
          <table:table-cell table:style-name="ce6" office:value-type="percentage" office:value="0.313" calcext:value-type="percentage">
            <text:p>31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design-hashmap/" xlink:type="simple">706. 设计哈希映射</text:a></text:p>
          </table:table-cell>
          <table:table-cell table:style-name="ce6" office:value-type="percentage" office:value="0.642" calcext:value-type="percentage">
            <text:p>64.2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store-ip-addresses/" xlink:type="simple">93. 复原 IP 地址</text:a></text:p>
          </table:table-cell>
          <table:table-cell table:style-name="ce6" office:value-type="percentage" office:value="0.546" calcext:value-type="percentage">
            <text:p>54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lone-graph/" xlink:type="simple">133. 克隆图</text:a></text:p>
          </table:table-cell>
          <table:table-cell table:style-name="ce6" office:value-type="percentage" office:value="0.678" calcext:value-type="percentage">
            <text:p>67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nsert-delete-getrandom-o1/" xlink:type="simple">380. O(1) 时间插入、删除和获取随机元素</text:a></text:p>
          </table:table-cell>
          <table:table-cell table:style-name="ce6" office:value-type="percentage" office:value="0.506" calcext:value-type="percentage">
            <text:p>50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ubsets/" xlink:type="simple">78. 子集</text:a></text:p>
          </table:table-cell>
          <table:table-cell table:style-name="ce6" office:value-type="percentage" office:value="0.802" calcext:value-type="percentage">
            <text:p>80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house-robber/" xlink:type="simple">198. 打家劫舍</text:a></text:p>
          </table:table-cell>
          <table:table-cell table:style-name="ce6" office:value-type="percentage" office:value="0.52" calcext:value-type="percentage">
            <text:p>52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inked-list-cycle-ii/" xlink:type="simple">142. 环形链表 II</text:a></text:p>
          </table:table-cell>
          <table:table-cell table:style-name="ce6" office:value-type="percentage" office:value="0.554" calcext:value-type="percentage">
            <text:p>55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liding-window-maximum/" xlink:type="simple">239. 滑动窗口最大值</text:a></text:p>
          </table:table-cell>
          <table:table-cell table:style-name="ce6" office:value-type="percentage" office:value="0.497" calcext:value-type="percentage">
            <text:p>49.7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rst-unique-character-in-a-string/" xlink:type="simple">387. 字符串中的第一个唯一字符</text:a></text:p>
          </table:table-cell>
          <table:table-cell table:style-name="ce6" office:value-type="percentage" office:value="0.538" calcext:value-type="percentage">
            <text:p>53.8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n-queens/" xlink:type="simple">51. N 皇后</text:a></text:p>
          </table:table-cell>
          <table:table-cell table:style-name="ce6" office:value-type="percentage" office:value="0.738" calcext:value-type="percentage">
            <text:p>73.8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ingle-number/" xlink:type="simple">136. 只出现一次的数字</text:a></text:p>
          </table:table-cell>
          <table:table-cell table:style-name="ce6" office:value-type="percentage" office:value="0.719" calcext:value-type="percentage">
            <text:p>71.9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argest-number/" xlink:type="simple">179. 最大数</text:a></text:p>
          </table:table-cell>
          <table:table-cell table:style-name="ce6" office:value-type="percentage" office:value="0.41" calcext:value-type="percentage">
            <text:p>41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unt-primes/" xlink:type="simple">204. 计数质数</text:a></text:p>
          </table:table-cell>
          <table:table-cell table:style-name="ce6" office:value-type="percentage" office:value="0.377" calcext:value-type="percentage">
            <text:p>37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cover-binary-search-tree/" xlink:type="simple">99. 恢复二叉搜索树</text:a></text:p>
          </table:table-cell>
          <table:table-cell table:style-name="ce6" office:value-type="percentage" office:value="0.609" calcext:value-type="percentage">
            <text:p>60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order-list/" xlink:type="simple">143. 重排链表</text:a></text:p>
          </table:table-cell>
          <table:table-cell table:style-name="ce6" office:value-type="percentage" office:value="0.625" calcext:value-type="percentage">
            <text:p>62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valid-anagram/" xlink:type="simple">242. 有效的字母异位词</text:a></text:p>
          </table:table-cell>
          <table:table-cell table:style-name="ce6" office:value-type="percentage" office:value="0.647" calcext:value-type="percentage">
            <text:p>64.7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jump-game/" xlink:type="simple">55. 跳跃游戏</text:a></text:p>
          </table:table-cell>
          <table:table-cell table:style-name="ce6" office:value-type="percentage" office:value="0.434" calcext:value-type="percentage">
            <text:p>43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latten-binary-tree-to-linked-list/" xlink:type="simple">114. 二叉树展开为链表</text:a></text:p>
          </table:table-cell>
          <table:table-cell table:style-name="ce6" office:value-type="percentage" office:value="0.727" calcext:value-type="percentage">
            <text:p>72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6">
          <table:table-cell table:style-name="ce8"/>
          <table:table-cell table:style-name="ce10" office:value-type="string" calcext:value-type="string">
            <text:p><text:a xlink:href="https://leetcode-cn.com/problems/sqrtx/" xlink:type="simple">69. Sqrt(x)</text:a></text:p>
          </table:table-cell>
          <table:table-cell table:style-name="ce6" office:value-type="percentage" office:value="0.391" calcext:value-type="percentage">
            <text:p>39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top-k-frequent-elements/" xlink:type="simple">347. 前 K 个高频元素</text:a></text:p>
          </table:table-cell>
          <table:table-cell table:style-name="ce6" office:value-type="percentage" office:value="0.623" calcext:value-type="percentage">
            <text:p>62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huffle-an-array/" xlink:type="simple">384. 打乱数组</text:a></text:p>
          </table:table-cell>
          <table:table-cell table:style-name="ce6" office:value-type="percentage" office:value="0.607" calcext:value-type="percentage">
            <text:p>60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argest-rectangle-in-histogram/" xlink:type="simple">84. 柱状图中最大的矩形</text:a></text:p>
          </table:table-cell>
          <table:table-cell table:style-name="ce6" office:value-type="percentage" office:value="0.434" calcext:value-type="percentage">
            <text:p>43.4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word-break-ii/" xlink:type="simple">140. 单词拆分 II</text:a></text:p>
          </table:table-cell>
          <table:table-cell table:style-name="ce6" office:value-type="percentage" office:value="0.501" calcext:value-type="percentage">
            <text:p>50.1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ymmetric-tree/" xlink:type="simple">101. 对称二叉树</text:a></text:p>
          </table:table-cell>
          <table:table-cell table:style-name="ce6" office:value-type="percentage" office:value="0.567" calcext:value-type="percentage">
            <text:p>56.7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5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reverse-words-in-a-string-ii/" xlink:type="simple">186. 翻转字符串里的单词 II</text:a></text:p>
          </table:table-cell>
          <table:table-cell table:style-name="ce7" office:value-type="percentage" office:value="0.758" calcext:value-type="percentage" table:number-columns-spanned="1" table:number-rows-spanned="2">
            <text:p>75.8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1" draw:name="AutoShape 2" draw:style-name="gr1" draw:text-style-name="P1" svg:width="0.3303in" svg:height="0.3303in" svg:x="0in" svg:y="13.1598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4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inorder-successor-in-bst/" xlink:type="simple">285. 二叉搜索树中的中序后继</text:a></text:p>
          </table:table-cell>
          <table:table-cell table:style-name="ce7" office:value-type="percentage" office:value="0.635" calcext:value-type="percentage" table:number-columns-spanned="1" table:number-rows-spanned="2">
            <text:p>63.5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2" draw:name="AutoShape 3" draw:style-name="gr1" draw:text-style-name="P1" svg:width="0.3303in" svg:height="0.3303in" svg:x="0in" svg:y="13.1681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move-comments/" xlink:type="simple">722. 删除注释</text:a></text:p>
          </table:table-cell>
          <table:table-cell table:style-name="ce6" office:value-type="percentage" office:value="0.323" calcext:value-type="percentage">
            <text:p>32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otate-list/" xlink:type="simple">61. 旋转链表</text:a></text:p>
          </table:table-cell>
          <table:table-cell table:style-name="ce6" office:value-type="percentage" office:value="0.418" calcext:value-type="percentage">
            <text:p>41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decode-string/" xlink:type="simple">394. 字符串解码</text:a></text:p>
          </table:table-cell>
          <table:table-cell table:style-name="ce6" office:value-type="percentage" office:value="0.554" calcext:value-type="percentage">
            <text:p>55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nvert-binary-tree/" xlink:type="simple">226. 翻转二叉树</text:a></text:p>
          </table:table-cell>
          <table:table-cell table:style-name="ce6" office:value-type="percentage" office:value="0.788" calcext:value-type="percentage">
            <text:p>78.8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implify-path/" xlink:type="simple">71. 简化路径</text:a></text:p>
          </table:table-cell>
          <table:table-cell table:style-name="ce6" office:value-type="percentage" office:value="0.422" calcext:value-type="percentage">
            <text:p>42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ascals-triangle/" xlink:type="simple">118. 杨辉三角</text:a></text:p>
          </table:table-cell>
          <table:table-cell table:style-name="ce6" office:value-type="percentage" office:value="0.736" calcext:value-type="percentage">
            <text:p>73.6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otting-oranges/" xlink:type="simple">994. 腐烂的橘子</text:a></text:p>
          </table:table-cell>
          <table:table-cell table:style-name="ce6" office:value-type="percentage" office:value="0.511" calcext:value-type="percentage">
            <text:p>51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inimum-deletions-to-make-character-frequencies-unique/" xlink:type="simple">1647. 字符频次唯一的最小删除次数</text:a></text:p>
          </table:table-cell>
          <table:table-cell table:style-name="ce6" office:value-type="percentage" office:value="0.518" calcext:value-type="percentage">
            <text:p>51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delete-node-in-a-linked-list/" xlink:type="simple">237. 删除链表中的节点</text:a></text:p>
          </table:table-cell>
          <table:table-cell table:style-name="ce6" office:value-type="percentage" office:value="0.857" calcext:value-type="percentage">
            <text:p>85.7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x-area-of-island/" xlink:type="simple">695. 岛屿的最大面积</text:a></text:p>
          </table:table-cell>
          <table:table-cell table:style-name="ce6" office:value-type="percentage" office:value="0.667" calcext:value-type="percentage">
            <text:p>66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inimum-path-sum/" xlink:type="simple">64. 最小路径和</text:a></text:p>
          </table:table-cell>
          <table:table-cell table:style-name="ce6" office:value-type="percentage" office:value="0.689" calcext:value-type="percentage">
            <text:p>68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inary-tree-right-side-view/" xlink:type="simple">199. 二叉树的右视图</text:a></text:p>
          </table:table-cell>
          <table:table-cell table:style-name="ce6" office:value-type="percentage" office:value="0.653" calcext:value-type="percentage">
            <text:p>65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piral-matrix-ii/" xlink:type="simple">59. 螺旋矩阵 II</text:a></text:p>
          </table:table-cell>
          <table:table-cell table:style-name="ce6" office:value-type="percentage" office:value="0.784" calcext:value-type="percentage">
            <text:p>78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ongest-valid-parentheses/" xlink:type="simple">32. 最长有效括号</text:a></text:p>
          </table:table-cell>
          <table:table-cell table:style-name="ce6" office:value-type="percentage" office:value="0.357" calcext:value-type="percentage">
            <text:p>35.7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ctangle-overlap/" xlink:type="simple">836. 矩形重叠</text:a></text:p>
          </table:table-cell>
          <table:table-cell table:style-name="ce6" office:value-type="percentage" office:value="0.481" calcext:value-type="percentage">
            <text:p>48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ort-list/" xlink:type="simple">148. 排序链表</text:a></text:p>
          </table:table-cell>
          <table:table-cell table:style-name="ce6" office:value-type="percentage" office:value="0.666" calcext:value-type="percentage">
            <text:p>66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odd-even-linked-list/" xlink:type="simple">328. 奇偶链表</text:a></text:p>
          </table:table-cell>
          <table:table-cell table:style-name="ce6" office:value-type="percentage" office:value="0.655" calcext:value-type="percentage">
            <text:p>65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alanced-binary-tree/" xlink:type="simple">110. 平衡二叉树</text:a></text:p>
          </table:table-cell>
          <table:table-cell table:style-name="ce6" office:value-type="percentage" office:value="0.564" calcext:value-type="percentage">
            <text:p>56.4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ximum-depth-of-binary-tree/" xlink:type="simple">104. 二叉树的最大深度</text:a></text:p>
          </table:table-cell>
          <table:table-cell table:style-name="ce6" office:value-type="percentage" office:value="0.767" calcext:value-type="percentage">
            <text:p>76.7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unt-and-say/" xlink:type="simple">38. 外观数列</text:a></text:p>
          </table:table-cell>
          <table:table-cell table:style-name="ce6" office:value-type="percentage" office:value="0.597" calcext:value-type="percentage">
            <text:p>59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attleships-in-a-board/" xlink:type="simple">419. 甲板上的战舰</text:a></text:p>
          </table:table-cell>
          <table:table-cell table:style-name="ce6" office:value-type="percentage" office:value="0.752" calcext:value-type="percentage">
            <text:p>75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diameter-of-binary-tree/" xlink:type="simple">543. 二叉树的直径</text:a></text:p>
          </table:table-cell>
          <table:table-cell table:style-name="ce6" office:value-type="percentage" office:value="0.556" calcext:value-type="percentage">
            <text:p>55.6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ximal-rectangle/" xlink:type="simple">85. 最大矩形</text:a></text:p>
          </table:table-cell>
          <table:table-cell table:style-name="ce6" office:value-type="percentage" office:value="0.517" calcext:value-type="percentage">
            <text:p>51.7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est-time-to-buy-and-sell-stock-ii/" xlink:type="simple">122. 买卖股票的最佳时机 II</text:a></text:p>
          </table:table-cell>
          <table:table-cell table:style-name="ce6" office:value-type="percentage" office:value="0.692" calcext:value-type="percentage">
            <text:p>69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nd-first-and-last-position-of-element-in-sorted-array/" xlink:type="simple">34. 在排序数组中查找元素的第一个和最后一个位置</text:a></text:p>
          </table:table-cell>
          <table:table-cell table:style-name="ce6" office:value-type="percentage" office:value="0.423" calcext:value-type="percentage">
            <text:p>42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4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serialize-and-deserialize-n-ary-tree/" xlink:type="simple">428. 序列化和反序列化 N 叉树</text:a></text:p>
          </table:table-cell>
          <table:table-cell table:style-name="ce7" office:value-type="percentage" office:value="0.661" calcext:value-type="percentage" table:number-columns-spanned="1" table:number-rows-spanned="2">
            <text:p>66.10%</text:p>
          </table:table-cell>
          <table:table-cell table:style-name="ce4" office:value-type="string" calcext:value-type="string" table:number-columns-spanned="1" table:number-rows-spanned="2">
            <text:p>困难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3" draw:name="AutoShape 4" draw:style-name="gr1" draw:text-style-name="P1" svg:width="0.3303in" svg:height="0.3303in" svg:x="0in" svg:y="22.0217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exclusive-time-of-functions/" xlink:type="simple">636. 函数的独占时间</text:a></text:p>
          </table:table-cell>
          <table:table-cell table:style-name="ce6" office:value-type="percentage" office:value="0.558" calcext:value-type="percentage">
            <text:p>55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jump-game-ii/" xlink:type="simple">45. 跳跃游戏 II</text:a></text:p>
          </table:table-cell>
          <table:table-cell table:style-name="ce6" office:value-type="percentage" office:value="0.435" calcext:value-type="percentage">
            <text:p>43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two-sum-ii-input-array-is-sorted/" xlink:type="simple">167. 两数之和 II - 输入有序数组</text:a></text:p>
          </table:table-cell>
          <table:table-cell table:style-name="ce6" office:value-type="percentage" office:value="0.587" calcext:value-type="percentage">
            <text:p>58.7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7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longest-substring-with-at-most-k-distinct-characters/" xlink:type="simple">340. 至多包含 K 个不同字符的最长子串</text:a></text:p>
          </table:table-cell>
          <table:table-cell table:style-name="ce7" office:value-type="percentage" office:value="0.496" calcext:value-type="percentage" table:number-columns-spanned="1" table:number-rows-spanned="2">
            <text:p>49.6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4" draw:name="AutoShape 5" draw:style-name="gr1" draw:text-style-name="P1" svg:width="0.3303in" svg:height="0.3303in" svg:x="0in" svg:y="23.3154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divide-two-integers/" xlink:type="simple">29. 两数相除</text:a></text:p>
          </table:table-cell>
          <table:table-cell table:style-name="ce6" office:value-type="percentage" office:value="0.22" calcext:value-type="percentage">
            <text:p>22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nvert-sorted-array-to-binary-search-tree/" xlink:type="simple">108. 将有序数组转换为二叉搜索树</text:a></text:p>
          </table:table-cell>
          <table:table-cell table:style-name="ce6" office:value-type="percentage" office:value="0.762" calcext:value-type="percentage">
            <text:p>76.2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encode-and-decode-tinyurl/" xlink:type="simple">535. TinyURL 的加密与解密</text:a></text:p>
          </table:table-cell>
          <table:table-cell table:style-name="ce6" office:value-type="percentage" office:value="0.844" calcext:value-type="percentage">
            <text:p>84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inary-search/" xlink:type="simple">704. 二分查找</text:a></text:p>
          </table:table-cell>
          <table:table-cell table:style-name="ce6" office:value-type="percentage" office:value="0.549" calcext:value-type="percentage">
            <text:p>54.9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kth-smallest-element-in-a-sorted-matrix/" xlink:type="simple">378. 有序矩阵中第 K 小的元素</text:a></text:p>
          </table:table-cell>
          <table:table-cell table:style-name="ce6" office:value-type="percentage" office:value="0.638" calcext:value-type="percentage">
            <text:p>63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nd-peak-element/" xlink:type="simple">162. 寻找峰值</text:a></text:p>
          </table:table-cell>
          <table:table-cell table:style-name="ce6" office:value-type="percentage" office:value="0.496" calcext:value-type="percentage">
            <text:p>49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5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design-search-autocomplete-system/" xlink:type="simple">642. 设计搜索自动补全系统</text:a></text:p>
          </table:table-cell>
          <table:table-cell table:style-name="ce7" office:value-type="percentage" office:value="0.495" calcext:value-type="percentage" table:number-columns-spanned="1" table:number-rows-spanned="2">
            <text:p>49.50%</text:p>
          </table:table-cell>
          <table:table-cell table:style-name="ce4" office:value-type="string" calcext:value-type="string" table:number-columns-spanned="1" table:number-rows-spanned="2">
            <text:p>困难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5" draw:name="AutoShape 6" draw:style-name="gr1" draw:text-style-name="P1" svg:width="0.3303in" svg:height="0.3303in" svg:x="0in" svg:y="25.8945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fu-cache/" xlink:type="simple">460. LFU 缓存</text:a></text:p>
          </table:table-cell>
          <table:table-cell table:style-name="ce6" office:value-type="percentage" office:value="0.435" calcext:value-type="percentage">
            <text:p>43.5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add-strings/" xlink:type="simple">415. 字符串相加</text:a></text:p>
          </table:table-cell>
          <table:table-cell table:style-name="ce6" office:value-type="percentage" office:value="0.541" calcext:value-type="percentage">
            <text:p>54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mbine-two-tables/" xlink:type="simple">175. 组合两个表</text:a></text:p>
          </table:table-cell>
          <table:table-cell table:style-name="ce6" office:value-type="percentage" office:value="0.737" calcext:value-type="percentage">
            <text:p>73.7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3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alien-dictionary/" xlink:type="simple">269. 火星词典</text:a></text:p>
          </table:table-cell>
          <table:table-cell table:style-name="ce7" office:value-type="percentage" office:value="0.344" calcext:value-type="percentage" table:number-columns-spanned="1" table:number-rows-spanned="2">
            <text:p>34.40%</text:p>
          </table:table-cell>
          <table:table-cell table:style-name="ce4" office:value-type="string" calcext:value-type="string" table:number-columns-spanned="1" table:number-rows-spanned="2">
            <text:p>困难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6" draw:name="AutoShape 7" draw:style-name="gr1" draw:text-style-name="P1" svg:width="0.3303in" svg:height="0.3303in" svg:x="0in" svg:y="26.7886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6">
          <table:table-cell table:style-name="ce8"/>
          <table:table-cell table:style-name="ce10" office:value-type="string" calcext:value-type="string">
            <text:p><text:a xlink:href="https://leetcode-cn.com/problems/fizz-buzz/" xlink:type="simple">412. Fizz Buzz</text:a></text:p>
          </table:table-cell>
          <table:table-cell table:style-name="ce6" office:value-type="percentage" office:value="0.709" calcext:value-type="percentage">
            <text:p>70.9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lood-fill/" xlink:type="simple">733. 图像渲染</text:a></text:p>
          </table:table-cell>
          <table:table-cell table:style-name="ce6" office:value-type="percentage" office:value="0.581" calcext:value-type="percentage">
            <text:p>58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zigzag-conversion/" xlink:type="simple">6. Z 字形变换</text:a></text:p>
          </table:table-cell>
          <table:table-cell table:style-name="ce6" office:value-type="percentage" office:value="0.509" calcext:value-type="percentage">
            <text:p>50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number-of-1-bits/" xlink:type="simple">191. 位1的个数</text:a></text:p>
          </table:table-cell>
          <table:table-cell table:style-name="ce6" office:value-type="percentage" office:value="0.751" calcext:value-type="percentage">
            <text:p>75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erialize-and-deserialize-bst/" xlink:type="simple">449. 序列化和反序列化二叉搜索树</text:a></text:p>
          </table:table-cell>
          <table:table-cell table:style-name="ce6" office:value-type="percentage" office:value="0.561" calcext:value-type="percentage">
            <text:p>56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ongest-palindromic-subsequence/" xlink:type="simple">516. 最长回文子序列</text:a></text:p>
          </table:table-cell>
          <table:table-cell table:style-name="ce6" office:value-type="percentage" office:value="0.657" calcext:value-type="percentage">
            <text:p>65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task-scheduler/" xlink:type="simple">621. 任务调度器</text:a></text:p>
          </table:table-cell>
          <table:table-cell table:style-name="ce6" office:value-type="percentage" office:value="0.574" calcext:value-type="percentage">
            <text:p>57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nd-all-anagrams-in-a-string/" xlink:type="simple">438. 找到字符串中所有字母异位词</text:a></text:p>
          </table:table-cell>
          <table:table-cell table:style-name="ce6" office:value-type="percentage" office:value="0.536" calcext:value-type="percentage">
            <text:p>53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validate-ip-address/" xlink:type="simple">468. 验证IP地址</text:a></text:p>
          </table:table-cell>
          <table:table-cell table:style-name="ce6" office:value-type="percentage" office:value="0.253" calcext:value-type="percentage">
            <text:p>25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rog-jump/" xlink:type="simple">403. 青蛙过河</text:a></text:p>
          </table:table-cell>
          <table:table-cell table:style-name="ce6" office:value-type="percentage" office:value="0.455" calcext:value-type="percentage">
            <text:p>45.5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nstruct-binary-tree-from-inorder-and-postorder-traversal/" xlink:type="simple">106. 从中序与后序遍历序列构造二叉树</text:a></text:p>
          </table:table-cell>
          <table:table-cell table:style-name="ce6" office:value-type="percentage" office:value="0.722" calcext:value-type="percentage">
            <text:p>72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jority-element-ii/" xlink:type="simple">229. 求众数 II</text:a></text:p>
          </table:table-cell>
          <table:table-cell table:style-name="ce6" office:value-type="percentage" office:value="0.534" calcext:value-type="percentage">
            <text:p>53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move-duplicates-from-sorted-list/" xlink:type="simple">83. 删除排序链表中的重复元素</text:a></text:p>
          </table:table-cell>
          <table:table-cell table:style-name="ce6" office:value-type="percentage" office:value="0.538" calcext:value-type="percentage">
            <text:p>53.8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x-points-on-a-line/" xlink:type="simple">149. 直线上最多的点数</text:a></text:p>
          </table:table-cell>
          <table:table-cell table:style-name="ce6" office:value-type="percentage" office:value="0.349" calcext:value-type="percentage">
            <text:p>34.9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ntains-duplicate/" xlink:type="simple">217. 存在重复元素</text:a></text:p>
          </table:table-cell>
          <table:table-cell table:style-name="ce6" office:value-type="percentage" office:value="0.555" calcext:value-type="percentage">
            <text:p>55.5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ctangle-area/" xlink:type="simple">223. 矩形面积</text:a></text:p>
          </table:table-cell>
          <table:table-cell table:style-name="ce6" office:value-type="percentage" office:value="0.525" calcext:value-type="percentage">
            <text:p>52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1" table:number-rows-repeated="10484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3" table:style-name="ta5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3" table:number-columns-repeated="62" table:default-cell-style-name="Default"/>
        <table:table-row table:style-name="ro1">
          <table:table-cell table:style-name="ce1" table:number-columns-repeated="6"/>
          <table:table-cell table:number-columns-repeated="58"/>
        </table:table-row>
        <table:table-row table:style-name="ro1">
          <table:table-cell table:style-name="ce2" office:value-type="string" calcext:value-type="string">
            <text:p>状态</text:p>
          </table:table-cell>
          <table:table-cell table:style-name="ce2" office:value-type="string" calcext:value-type="string">
            <text:p>题目</text:p>
          </table:table-cell>
          <table:table-cell table:style-name="ce2" office:value-type="string" calcext:value-type="string">
            <text:p>通过率</text:p>
          </table:table-cell>
          <table:table-cell table:style-name="ce2" office:value-type="string" calcext:value-type="string">
            <text:p>难度</text:p>
          </table:table-cell>
          <table:table-cell table:style-name="ce2" office:value-type="string" calcext:value-type="string">
            <text:p>出题指数</text:p>
          </table:table-cell>
          <table:table-cell table:style-name="ce2" office:value-type="string" calcext:value-type="string">
            <text:p>出现频率</text:p>
          </table:table-cell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ath-sum/" xlink:type="simple">112. 路径总和</text:a></text:p>
          </table:table-cell>
          <table:table-cell table:style-name="ce6" office:value-type="percentage" office:value="0.527" calcext:value-type="percentage">
            <text:p>52.7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word-ladder-ii/" xlink:type="simple">126. 单词接龙 II</text:a></text:p>
          </table:table-cell>
          <table:table-cell table:style-name="ce6" office:value-type="percentage" office:value="0.398" calcext:value-type="percentage">
            <text:p>39.8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nd-all-duplicates-in-an-array/" xlink:type="simple">442. 数组中重复的数据</text:a></text:p>
          </table:table-cell>
          <table:table-cell table:style-name="ce6" office:value-type="percentage" office:value="0.698" calcext:value-type="percentage">
            <text:p>69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ubtree-of-another-tree/" xlink:type="simple">572. 另一棵树的子树</text:a></text:p>
          </table:table-cell>
          <table:table-cell table:style-name="ce6" office:value-type="percentage" office:value="0.473" calcext:value-type="percentage">
            <text:p>47.3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design-circular-queue/" xlink:type="simple">622. 设计循环队列</text:a></text:p>
          </table:table-cell>
          <table:table-cell table:style-name="ce6" office:value-type="percentage" office:value="0.44" calcext:value-type="percentage">
            <text:p>44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in-change-2/" xlink:type="simple">518. 零钱兑换 II</text:a></text:p>
          </table:table-cell>
          <table:table-cell table:style-name="ce6" office:value-type="percentage" office:value="0.663" calcext:value-type="percentage">
            <text:p>66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kth-smallest-element-in-a-bst/" xlink:type="simple">230. 二叉搜索树中第K小的元素</text:a></text:p>
          </table:table-cell>
          <table:table-cell table:style-name="ce6" office:value-type="percentage" office:value="0.752" calcext:value-type="percentage">
            <text:p>75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top-k-frequent-words/" xlink:type="simple">692. 前K个高频单词</text:a></text:p>
          </table:table-cell>
          <table:table-cell table:style-name="ce6" office:value-type="percentage" office:value="0.575" calcext:value-type="percentage">
            <text:p>57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organize-string/" xlink:type="simple">767. 重构字符串</text:a></text:p>
          </table:table-cell>
          <table:table-cell table:style-name="ce6" office:value-type="percentage" office:value="0.478" calcext:value-type="percentage">
            <text:p>47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all-nodes-distance-k-in-binary-tree/" xlink:type="simple">863. 二叉树中所有距离为 K 的结点</text:a></text:p>
          </table:table-cell>
          <table:table-cell table:style-name="ce6" office:value-type="percentage" office:value="0.605" calcext:value-type="percentage">
            <text:p>60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nd-n-unique-integers-sum-up-to-zero/" xlink:type="simple">1304. 和为零的N个唯一整数</text:a></text:p>
          </table:table-cell>
          <table:table-cell table:style-name="ce6" office:value-type="percentage" office:value="0.723" calcext:value-type="percentage">
            <text:p>72.3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mbinations/" xlink:type="simple">77. 组合</text:a></text:p>
          </table:table-cell>
          <table:table-cell table:style-name="ce6" office:value-type="percentage" office:value="0.769" calcext:value-type="percentage">
            <text:p>76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daily-temperatures/" xlink:type="simple">739. 每日温度</text:a></text:p>
          </table:table-cell>
          <table:table-cell table:style-name="ce6" office:value-type="percentage" office:value="0.682" calcext:value-type="percentage">
            <text:p>68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est-time-to-buy-and-sell-stock-iii/" xlink:type="simple">123. 买卖股票的最佳时机 III</text:a></text:p>
          </table:table-cell>
          <table:table-cell table:style-name="ce6" office:value-type="percentage" office:value="0.54" calcext:value-type="percentage">
            <text:p>54.0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econd-highest-salary/" xlink:type="simple">176. 第二高的薪水</text:a></text:p>
          </table:table-cell>
          <table:table-cell table:style-name="ce6" office:value-type="percentage" office:value="0.355" calcext:value-type="percentage">
            <text:p>35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ximal-square/" xlink:type="simple">221. 最大正方形</text:a></text:p>
          </table:table-cell>
          <table:table-cell table:style-name="ce6" office:value-type="percentage" office:value="0.481" calcext:value-type="percentage">
            <text:p>48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3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meeting-rooms/" xlink:type="simple">252. 会议室</text:a></text:p>
          </table:table-cell>
          <table:table-cell table:style-name="ce7" office:value-type="percentage" office:value="0.564" calcext:value-type="percentage" table:number-columns-spanned="1" table:number-rows-spanned="2">
            <text:p>56.40%</text:p>
          </table:table-cell>
          <table:table-cell table:style-name="ce4" office:value-type="string" calcext:value-type="string" table:number-columns-spanned="1" table:number-rows-spanned="2">
            <text:p>简单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0" draw:name="AutoShape 1" draw:style-name="gr1" draw:text-style-name="P1" svg:width="0.3303in" svg:height="0.3303in" svg:x="0.0008in" svg:y="6.4059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3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design-hit-counter/" xlink:type="simple">362. 敲击计数器</text:a></text:p>
          </table:table-cell>
          <table:table-cell table:style-name="ce7" office:value-type="percentage" office:value="0.689" calcext:value-type="percentage" table:number-columns-spanned="1" table:number-rows-spanned="2">
            <text:p>68.9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1" draw:name="AutoShape 2" draw:style-name="gr1" draw:text-style-name="P1" svg:width="0.3303in" svg:height="0.3303in" svg:x="0.0008in" svg:y="6.4142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mplement-stack-using-queues/" xlink:type="simple">225. 用队列实现栈</text:a></text:p>
          </table:table-cell>
          <table:table-cell table:style-name="ce6" office:value-type="percentage" office:value="0.674" calcext:value-type="percentage">
            <text:p>67.4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3sum-closest/" xlink:type="simple">16. 最接近的三数之和</text:a></text:p>
          </table:table-cell>
          <table:table-cell table:style-name="ce6" office:value-type="percentage" office:value="0.458" calcext:value-type="percentage">
            <text:p>45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move-duplicates-from-sorted-list-ii/" xlink:type="simple">82. 删除排序链表中的重复元素 II</text:a></text:p>
          </table:table-cell>
          <table:table-cell table:style-name="ce6" office:value-type="percentage" office:value="0.531" calcext:value-type="percentage">
            <text:p>53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hortest-palindrome/" xlink:type="simple">214. 最短回文串</text:a></text:p>
          </table:table-cell>
          <table:table-cell table:style-name="ce6" office:value-type="percentage" office:value="0.374" calcext:value-type="percentage">
            <text:p>37.4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construct-itinerary/" xlink:type="simple">332. 重新安排行程</text:a></text:p>
          </table:table-cell>
          <table:table-cell table:style-name="ce6" office:value-type="percentage" office:value="0.451" calcext:value-type="percentage">
            <text:p>45.1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gray-code/" xlink:type="simple">89. 格雷编码</text:a></text:p>
          </table:table-cell>
          <table:table-cell table:style-name="ce6" office:value-type="percentage" office:value="0.712" calcext:value-type="percentage">
            <text:p>71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earch-in-rotated-sorted-array-ii/" xlink:type="simple">81. 搜索旋转排序数组 II</text:a></text:p>
          </table:table-cell>
          <table:table-cell table:style-name="ce6" office:value-type="percentage" office:value="0.414" calcext:value-type="percentage">
            <text:p>41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5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moving-average-from-data-stream/" xlink:type="simple">346. 数据流中的移动平均值</text:a></text:p>
          </table:table-cell>
          <table:table-cell table:style-name="ce7" office:value-type="percentage" office:value="0.708" calcext:value-type="percentage" table:number-columns-spanned="1" table:number-rows-spanned="2">
            <text:p>70.80%</text:p>
          </table:table-cell>
          <table:table-cell table:style-name="ce4" office:value-type="string" calcext:value-type="string" table:number-columns-spanned="1" table:number-rows-spanned="2">
            <text:p>简单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2" draw:name="AutoShape 3" draw:style-name="gr1" draw:text-style-name="P1" svg:width="0.3303in" svg:height="0.3303in" svg:x="0.0008in" svg:y="9.3551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3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max-stack/" xlink:type="simple">716. 最大栈</text:a></text:p>
          </table:table-cell>
          <table:table-cell table:style-name="ce7" office:value-type="percentage" office:value="0.466" calcext:value-type="percentage" table:number-columns-spanned="1" table:number-rows-spanned="2">
            <text:p>46.60%</text:p>
          </table:table-cell>
          <table:table-cell table:style-name="ce4" office:value-type="string" calcext:value-type="string" table:number-columns-spanned="1" table:number-rows-spanned="2">
            <text:p>简单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3" draw:name="AutoShape 4" draw:style-name="gr1" draw:text-style-name="P1" svg:width="0.3303in" svg:height="0.3303in" svg:x="0.0008in" svg:y="9.3634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bonacci-number/" xlink:type="simple">509. 斐波那契数</text:a></text:p>
          </table:table-cell>
          <table:table-cell table:style-name="ce6" office:value-type="percentage" office:value="0.671" calcext:value-type="percentage">
            <text:p>67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um-of-two-integers/" xlink:type="simple">371. 两整数之和</text:a></text:p>
          </table:table-cell>
          <table:table-cell table:style-name="ce6" office:value-type="percentage" office:value="0.613" calcext:value-type="percentage">
            <text:p>61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move-element/" xlink:type="simple">27. 移除元素</text:a></text:p>
          </table:table-cell>
          <table:table-cell table:style-name="ce6" office:value-type="percentage" office:value="0.596" calcext:value-type="percentage">
            <text:p>59.6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text-justification/" xlink:type="simple">68. 文本左右对齐</text:a></text:p>
          </table:table-cell>
          <table:table-cell table:style-name="ce6" office:value-type="percentage" office:value="0.523" calcext:value-type="percentage">
            <text:p>52.3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evaluate-reverse-polish-notation/" xlink:type="simple">150. 逆波兰表达式求值</text:a></text:p>
          </table:table-cell>
          <table:table-cell table:style-name="ce6" office:value-type="percentage" office:value="0.535" calcext:value-type="percentage">
            <text:p>53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game-of-life/" xlink:type="simple">289. 生命游戏</text:a></text:p>
          </table:table-cell>
          <table:table-cell table:style-name="ce6" office:value-type="percentage" office:value="0.754" calcext:value-type="percentage">
            <text:p>75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dungeon-game/" xlink:type="simple">174. 地下城游戏</text:a></text:p>
          </table:table-cell>
          <table:table-cell table:style-name="ce6" office:value-type="percentage" office:value="0.481" calcext:value-type="percentage">
            <text:p>48.1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ame-tree/" xlink:type="simple">100. 相同的树</text:a></text:p>
          </table:table-cell>
          <table:table-cell table:style-name="ce6" office:value-type="percentage" office:value="0.599" calcext:value-type="percentage">
            <text:p>59.9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ingle-element-in-a-sorted-array/" xlink:type="simple">540. 有序数组中的单一元素</text:a></text:p>
          </table:table-cell>
          <table:table-cell table:style-name="ce6" office:value-type="percentage" office:value="0.583" calcext:value-type="percentage">
            <text:p>58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alindromic-substrings/" xlink:type="simple">647. 回文子串</text:a></text:p>
          </table:table-cell>
          <table:table-cell table:style-name="ce6" office:value-type="percentage" office:value="0.658" calcext:value-type="percentage">
            <text:p>65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7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convert-binary-search-tree-to-sorted-doubly-linked-list/" xlink:type="simple">426. 将二叉搜索树转化为排序的双向链表</text:a></text:p>
          </table:table-cell>
          <table:table-cell table:style-name="ce7" office:value-type="percentage" office:value="0.675" calcext:value-type="percentage" table:number-columns-spanned="1" table:number-rows-spanned="2">
            <text:p>67.5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4" draw:name="AutoShape 5" draw:style-name="gr1" draw:text-style-name="P1" svg:width="0.3303in" svg:height="0.3303in" svg:x="0.0008in" svg:y="12.5898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angle-between-hands-of-a-clock/" xlink:type="simple">1344. 时钟指针的夹角</text:a></text:p>
          </table:table-cell>
          <table:table-cell table:style-name="ce6" office:value-type="percentage" office:value="0.596" calcext:value-type="percentage">
            <text:p>59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unique-paths-ii/" xlink:type="simple">63. 不同路径 II</text:a></text:p>
          </table:table-cell>
          <table:table-cell table:style-name="ce6" office:value-type="percentage" office:value="0.395" calcext:value-type="percentage">
            <text:p>39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inary-tree-level-order-traversal-ii/" xlink:type="simple">107. 二叉树的层序遍历 II</text:a></text:p>
          </table:table-cell>
          <table:table-cell table:style-name="ce6" office:value-type="percentage" office:value="0.701" calcext:value-type="percentage">
            <text:p>70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4sum/" xlink:type="simple">18. 四数之和</text:a></text:p>
          </table:table-cell>
          <table:table-cell table:style-name="ce6" office:value-type="percentage" office:value="0.395" calcext:value-type="percentage">
            <text:p>39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artition-list/" xlink:type="simple">86. 分隔链表</text:a></text:p>
          </table:table-cell>
          <table:table-cell table:style-name="ce6" office:value-type="percentage" office:value="0.633" calcext:value-type="percentage">
            <text:p>63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unique-binary-search-trees/" xlink:type="simple">96. 不同的二叉搜索树</text:a></text:p>
          </table:table-cell>
          <table:table-cell table:style-name="ce6" office:value-type="percentage" office:value="0.699" calcext:value-type="percentage">
            <text:p>69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unt-of-smaller-numbers-after-self/" xlink:type="simple">315. 计算右侧小于当前元素的个数</text:a></text:p>
          </table:table-cell>
          <table:table-cell table:style-name="ce6" office:value-type="percentage" office:value="0.417" calcext:value-type="percentage">
            <text:p>41.7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artition-equal-subset-sum/" xlink:type="simple">416. 分割等和子集</text:a></text:p>
          </table:table-cell>
          <table:table-cell table:style-name="ce6" office:value-type="percentage" office:value="0.51" calcext:value-type="percentage">
            <text:p>51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nd-all-numbers-disappeared-in-an-array/" xlink:type="simple">448. 找到所有数组中消失的数字</text:a></text:p>
          </table:table-cell>
          <table:table-cell table:style-name="ce6" office:value-type="percentage" office:value="0.651" calcext:value-type="percentage">
            <text:p>65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inesweeper/" xlink:type="simple">529. 扫雷游戏</text:a></text:p>
          </table:table-cell>
          <table:table-cell table:style-name="ce6" office:value-type="percentage" office:value="0.643" calcext:value-type="percentage">
            <text:p>64.3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24-game/" xlink:type="simple">679. 24 点游戏</text:a></text:p>
          </table:table-cell>
          <table:table-cell table:style-name="ce6" office:value-type="percentage" office:value="0.541" calcext:value-type="percentage">
            <text:p>54.1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unt-complete-tree-nodes/" xlink:type="simple">222. 完全二叉树的节点个数</text:a></text:p>
          </table:table-cell>
          <table:table-cell table:style-name="ce6" office:value-type="percentage" office:value="0.784" calcext:value-type="percentage">
            <text:p>78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ath-sum-ii/" xlink:type="simple">113. 路径总和 II</text:a></text:p>
          </table:table-cell>
          <table:table-cell table:style-name="ce6" office:value-type="percentage" office:value="0.628" calcext:value-type="percentage">
            <text:p>62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ntersection-of-two-arrays/" xlink:type="simple">349. 两个数组的交集</text:a></text:p>
          </table:table-cell>
          <table:table-cell table:style-name="ce6" office:value-type="percentage" office:value="0.738" calcext:value-type="percentage">
            <text:p>73.8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ath-sum-iii/" xlink:type="simple">437. 路径总和 III</text:a></text:p>
          </table:table-cell>
          <table:table-cell table:style-name="ce6" office:value-type="percentage" office:value="0.574" calcext:value-type="percentage">
            <text:p>57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mbination-sum-ii/" xlink:type="simple">40. 组合总和 II</text:a></text:p>
          </table:table-cell>
          <table:table-cell table:style-name="ce6" office:value-type="percentage" office:value="0.617" calcext:value-type="percentage">
            <text:p>61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ermutation-in-string/" xlink:type="simple">567. 字符串的排列</text:a></text:p>
          </table:table-cell>
          <table:table-cell table:style-name="ce6" office:value-type="percentage" office:value="0.434" calcext:value-type="percentage">
            <text:p>43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5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palindrome-removal/" xlink:type="simple">1246. 删除回文子数组</text:a></text:p>
          </table:table-cell>
          <table:table-cell table:style-name="ce7" office:value-type="percentage" office:value="0.482" calcext:value-type="percentage" table:number-columns-spanned="1" table:number-rows-spanned="2">
            <text:p>48.20%</text:p>
          </table:table-cell>
          <table:table-cell table:style-name="ce4" office:value-type="string" calcext:value-type="string" table:number-columns-spanned="1" table:number-rows-spanned="2">
            <text:p>困难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5" draw:name="AutoShape 6" draw:style-name="gr1" draw:text-style-name="P1" svg:width="0.3303in" svg:height="0.3303in" svg:x="0.0008in" svg:y="18.7488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add-binary/" xlink:type="simple">67. 二进制求和</text:a></text:p>
          </table:table-cell>
          <table:table-cell table:style-name="ce6" office:value-type="percentage" office:value="0.541" calcext:value-type="percentage">
            <text:p>54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ansom-note/" xlink:type="simple">383. 赎金信</text:a></text:p>
          </table:table-cell>
          <table:table-cell table:style-name="ce6" office:value-type="percentage" office:value="0.642" calcext:value-type="percentage">
            <text:p>64.2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latten-a-multilevel-doubly-linked-list/" xlink:type="simple">430. 扁平化多级双向链表</text:a></text:p>
          </table:table-cell>
          <table:table-cell table:style-name="ce6" office:value-type="percentage" office:value="0.589" calcext:value-type="percentage">
            <text:p>58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andom-pick-with-weight/" xlink:type="simple">528. 按权重随机选择</text:a></text:p>
          </table:table-cell>
          <table:table-cell table:style-name="ce6" office:value-type="percentage" office:value="0.479" calcext:value-type="percentage">
            <text:p>47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ximum-product-of-three-numbers/" xlink:type="simple">628. 三个数的最大乘积</text:a></text:p>
          </table:table-cell>
          <table:table-cell table:style-name="ce6" office:value-type="percentage" office:value="0.524" calcext:value-type="percentage">
            <text:p>52.4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nd-k-closest-elements/" xlink:type="simple">658. 找到 K 个最接近的元素</text:a></text:p>
          </table:table-cell>
          <table:table-cell table:style-name="ce6" office:value-type="percentage" office:value="0.455" calcext:value-type="percentage">
            <text:p>45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valid-tic-tac-toe-state/" xlink:type="simple">794. 有效的井字游戏</text:a></text:p>
          </table:table-cell>
          <table:table-cell table:style-name="ce6" office:value-type="percentage" office:value="0.389" calcext:value-type="percentage">
            <text:p>38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nterleaving-string/" xlink:type="simple">97. 交错字符串</text:a></text:p>
          </table:table-cell>
          <table:table-cell table:style-name="ce6" office:value-type="percentage" office:value="0.454" calcext:value-type="percentage">
            <text:p>45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inary-tree-preorder-traversal/" xlink:type="simple">144. 二叉树的前序遍历</text:a></text:p>
          </table:table-cell>
          <table:table-cell table:style-name="ce6" office:value-type="percentage" office:value="0.705" calcext:value-type="percentage">
            <text:p>70.5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ange-sum-query-2d-immutable/" xlink:type="simple">304. 二维区域和检索 - 矩阵不可变</text:a></text:p>
          </table:table-cell>
          <table:table-cell table:style-name="ce6" office:value-type="percentage" office:value="0.557" calcext:value-type="percentage">
            <text:p>55.7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4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inorder-successor-in-bst-ii/" xlink:type="simple">510. 二叉搜索树中的中序后继 II</text:a></text:p>
          </table:table-cell>
          <table:table-cell table:style-name="ce7" office:value-type="percentage" office:value="0.609" calcext:value-type="percentage" table:number-columns-spanned="1" table:number-rows-spanned="2">
            <text:p>60.9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6" draw:name="AutoShape 7" draw:style-name="gr1" draw:text-style-name="P1" svg:width="0.3303in" svg:height="0.3303in" svg:x="0.0008in" svg:y="22.9752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5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insert-into-a-sorted-circular-linked-list/" xlink:type="simple">708. 循环有序列表的插入</text:a></text:p>
          </table:table-cell>
          <table:table-cell table:style-name="ce7" office:value-type="percentage" office:value="0.347" calcext:value-type="percentage" table:number-columns-spanned="1" table:number-rows-spanned="2">
            <text:p>34.7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7" draw:name="AutoShape 8" draw:style-name="gr1" draw:text-style-name="P1" svg:width="0.3303in" svg:height="0.3303in" svg:x="0.0008in" svg:y="22.9835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arithmetic-slices/" xlink:type="simple">413. 等差数列划分</text:a></text:p>
          </table:table-cell>
          <table:table-cell table:style-name="ce6" office:value-type="percentage" office:value="0.69" calcext:value-type="percentage">
            <text:p>69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acific-atlantic-water-flow/" xlink:type="simple">417. 太平洋大西洋水流问题</text:a></text:p>
          </table:table-cell>
          <table:table-cell table:style-name="ce6" office:value-type="percentage" office:value="0.486" calcext:value-type="percentage">
            <text:p>48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trim-a-binary-search-tree/" xlink:type="simple">669. 修剪二叉搜索树</text:a></text:p>
          </table:table-cell>
          <table:table-cell table:style-name="ce6" office:value-type="percentage" office:value="0.665" calcext:value-type="percentage">
            <text:p>66.5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binary-tree-postorder-traversal/" xlink:type="simple">145. 二叉树的后序遍历</text:a></text:p>
          </table:table-cell>
          <table:table-cell table:style-name="ce6" office:value-type="percentage" office:value="0.752" calcext:value-type="percentage">
            <text:p>75.2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onvert-sorted-list-to-binary-search-tree/" xlink:type="simple">109. 有序链表转换二叉搜索树</text:a></text:p>
          </table:table-cell>
          <table:table-cell table:style-name="ce6" office:value-type="percentage" office:value="0.762" calcext:value-type="percentage">
            <text:p>76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lus-one/" xlink:type="simple">66. 加一</text:a></text:p>
          </table:table-cell>
          <table:table-cell table:style-name="ce6" office:value-type="percentage" office:value="0.463" calcext:value-type="percentage">
            <text:p>46.3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unique-binary-search-trees-ii/" xlink:type="simple">95. 不同的二叉搜索树 II</text:a></text:p>
          </table:table-cell>
          <table:table-cell table:style-name="ce6" office:value-type="percentage" office:value="0.706" calcext:value-type="percentage">
            <text:p>70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candy/" xlink:type="simple">135. 分发糖果</text:a></text:p>
          </table:table-cell>
          <table:table-cell table:style-name="ce6" office:value-type="percentage" office:value="0.486" calcext:value-type="percentage">
            <text:p>48.6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remove-linked-list-elements/" xlink:type="simple">203. 移除链表元素</text:a></text:p>
          </table:table-cell>
          <table:table-cell table:style-name="ce6" office:value-type="percentage" office:value="0.521" calcext:value-type="percentage">
            <text:p>52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accounts-merge/" xlink:type="simple">721. 账户合并</text:a></text:p>
          </table:table-cell>
          <table:table-cell table:style-name="ce6" office:value-type="percentage" office:value="0.471" calcext:value-type="percentage">
            <text:p>47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iddle-of-the-linked-list/" xlink:type="simple">876. 链表的中间结点</text:a></text:p>
          </table:table-cell>
          <table:table-cell table:style-name="ce6" office:value-type="percentage" office:value="0.706" calcext:value-type="percentage">
            <text:p>70.6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k-closest-points-to-origin/" xlink:type="simple">973. 最接近原点的 K 个点</text:a></text:p>
          </table:table-cell>
          <table:table-cell table:style-name="ce6" office:value-type="percentage" office:value="0.642" calcext:value-type="percentage">
            <text:p>64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3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palindrome-permutation/" xlink:type="simple">266. 回文排列</text:a></text:p>
          </table:table-cell>
          <table:table-cell table:style-name="ce7" office:value-type="percentage" office:value="0.678" calcext:value-type="percentage" table:number-columns-spanned="1" table:number-rows-spanned="2">
            <text:p>67.80%</text:p>
          </table:table-cell>
          <table:table-cell table:style-name="ce4" office:value-type="string" calcext:value-type="string" table:number-columns-spanned="1" table:number-rows-spanned="2">
            <text:p>简单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8" draw:name="AutoShape 9" draw:style-name="gr1" draw:text-style-name="P1" svg:width="0.3303in" svg:height="0.3303in" svg:x="0.0008in" svg:y="27.7335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valid-palindrome-ii/" xlink:type="simple">680. 验证回文字符串 Ⅱ</text:a></text:p>
          </table:table-cell>
          <table:table-cell table:style-name="ce6" office:value-type="percentage" office:value="0.401" calcext:value-type="percentage">
            <text:p>40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hortest-unsorted-continuous-subarray/" xlink:type="simple">581. 最短无序连续子数组</text:a></text:p>
          </table:table-cell>
          <table:table-cell table:style-name="ce6" office:value-type="percentage" office:value="0.406" calcext:value-type="percentage">
            <text:p>40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5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design-in-memory-file-system/" xlink:type="simple">588. 设计内存文件系统</text:a></text:p>
          </table:table-cell>
          <table:table-cell table:style-name="ce7" office:value-type="percentage" office:value="0.425" calcext:value-type="percentage" table:number-columns-spanned="1" table:number-rows-spanned="2">
            <text:p>42.50%</text:p>
          </table:table-cell>
          <table:table-cell table:style-name="ce4" office:value-type="string" calcext:value-type="string" table:number-columns-spanned="1" table:number-rows-spanned="2">
            <text:p>困难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9" draw:name="AutoShape 10" draw:style-name="gr1" draw:text-style-name="P1" svg:width="0.3303in" svg:height="0.3303in" svg:x="0.0008in" svg:y="28.8654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in-cost-climbing-stairs/" xlink:type="simple">746. 使用最小花费爬楼梯</text:a></text:p>
          </table:table-cell>
          <table:table-cell table:style-name="ce6" office:value-type="percentage" office:value="0.597" calcext:value-type="percentage">
            <text:p>59.7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ermutations-ii/" xlink:type="simple">47. 全排列 II</text:a></text:p>
          </table:table-cell>
          <table:table-cell table:style-name="ce6" office:value-type="percentage" office:value="0.641" calcext:value-type="percentage">
            <text:p>64.1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actorial-trailing-zeroes/" xlink:type="simple">172. 阶乘后的零</text:a></text:p>
          </table:table-cell>
          <table:table-cell table:style-name="ce6" office:value-type="percentage" office:value="0.444" calcext:value-type="percentage">
            <text:p>44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number-of-digit-one/" xlink:type="simple">233. 数字 1 的个数</text:a></text:p>
          </table:table-cell>
          <table:table-cell table:style-name="ce6" office:value-type="percentage" office:value="0.477" calcext:value-type="percentage">
            <text:p>47.7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um-root-to-leaf-numbers/" xlink:type="simple">129. 求根节点到叶节点数字之和</text:a></text:p>
          </table:table-cell>
          <table:table-cell table:style-name="ce6" office:value-type="percentage" office:value="0.686" calcext:value-type="percentage">
            <text:p>68.6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happy-number/" xlink:type="simple">202. 快乐数</text:a></text:p>
          </table:table-cell>
          <table:table-cell table:style-name="ce6" office:value-type="percentage" office:value="0.621" calcext:value-type="percentage">
            <text:p>62.1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longest-increasing-path-in-a-matrix/" xlink:type="simple">329. 矩阵中的最长递增路径</text:a></text:p>
          </table:table-cell>
          <table:table-cell table:style-name="ce6" office:value-type="percentage" office:value="0.49" calcext:value-type="percentage">
            <text:p>49.0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ntersection-of-two-arrays-ii/" xlink:type="simple">350. 两个数组的交集 II</text:a></text:p>
          </table:table-cell>
          <table:table-cell table:style-name="ce6" office:value-type="percentage" office:value="0.552" calcext:value-type="percentage">
            <text:p>55.20%</text:p>
          </table:table-cell>
          <table:table-cell table:style-name="ce8" office:value-type="string" calcext:value-type="string">
            <text:p>简单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single-number-ii/" xlink:type="simple">137. 只出现一次的数字 II</text:a></text:p>
          </table:table-cell>
          <table:table-cell table:style-name="ce6" office:value-type="percentage" office:value="0.72" calcext:value-type="percentage">
            <text:p>72.0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maximal-network-rank/" xlink:type="simple">1615. 最大网络秩</text:a></text:p>
          </table:table-cell>
          <table:table-cell table:style-name="ce6" office:value-type="percentage" office:value="0.502" calcext:value-type="percentage">
            <text:p>50.2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design-linked-list/" xlink:type="simple">707. 设计链表</text:a></text:p>
          </table:table-cell>
          <table:table-cell table:style-name="ce6" office:value-type="percentage" office:value="0.324" calcext:value-type="percentage">
            <text:p>32.4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find-the-closest-palindrome/" xlink:type="simple">564. 寻找最近的回文数</text:a></text:p>
          </table:table-cell>
          <table:table-cell table:style-name="ce6" office:value-type="percentage" office:value="0.182" calcext:value-type="percentage">
            <text:p>18.2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5">
          <table:table-cell table:style-name="ce4" table:number-columns-spanned="1" table:number-rows-spanned="2"/>
          <table:table-cell table:style-name="ce10" office:value-type="string" calcext:value-type="string" table:number-columns-spanned="1" table:number-rows-spanned="2">
            <text:p><text:a xlink:href="https://leetcode-cn.com/problems/number-of-distinct-islands/" xlink:type="simple">694. 不同岛屿的数量</text:a></text:p>
          </table:table-cell>
          <table:table-cell table:style-name="ce7" office:value-type="percentage" office:value="0.538" calcext:value-type="percentage" table:number-columns-spanned="1" table:number-rows-spanned="2">
            <text:p>53.80%</text:p>
          </table:table-cell>
          <table:table-cell table:style-name="ce4" office:value-type="string" calcext:value-type="string" table:number-columns-spanned="1" table:number-rows-spanned="2">
            <text:p>中等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58"/>
        </table:table-row>
        <table:table-row table:style-name="ro1">
          <table:covered-table-cell table:style-name="ce8"/>
          <table:covered-table-cell table:style-name="ce10">
            <draw:custom-shape draw:z-index="10" draw:name="AutoShape 11" draw:style-name="gr1" draw:text-style-name="P1" svg:width="0.3303in" svg:height="0.3303in" svg:x="0.0008in" svg:y="34.0154in">
              <svg:desc>plus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"/>
          <table:covered-table-cell table:number-columns-repeated="3" table:style-name="ce8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partition-to-k-equal-sum-subsets/" xlink:type="simple">698. 划分为k个相等的子集</text:a></text:p>
          </table:table-cell>
          <table:table-cell table:style-name="ce6" office:value-type="percentage" office:value="0.449" calcext:value-type="percentage">
            <text:p>44.9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implement-rand10-using-rand7/" xlink:type="simple">470. 用 Rand7() 实现 Rand10()</text:a></text:p>
          </table:table-cell>
          <table:table-cell table:style-name="ce6" office:value-type="percentage" office:value="0.548" calcext:value-type="percentage">
            <text:p>54.80%</text:p>
          </table:table-cell>
          <table:table-cell table:style-name="ce8" office:value-type="string" calcext:value-type="string">
            <text:p>中等</text:p>
          </table:table-cell>
          <table:table-cell table:style-name="ce8" table:number-columns-repeated="2"/>
          <table:table-cell table:number-columns-repeated="58"/>
        </table:table-row>
        <table:table-row table:style-name="ro2">
          <table:table-cell table:style-name="ce8"/>
          <table:table-cell table:style-name="ce10" office:value-type="string" calcext:value-type="string">
            <text:p><text:a xlink:href="https://leetcode-cn.com/problems/vertical-order-traversal-of-a-binary-tree/" xlink:type="simple">987. 二叉树的垂序遍历</text:a></text:p>
          </table:table-cell>
          <table:table-cell table:style-name="ce6" office:value-type="percentage" office:value="0.533" calcext:value-type="percentage">
            <text:p>53.30%</text:p>
          </table:table-cell>
          <table:table-cell table:style-name="ce8" office:value-type="string" calcext:value-type="string">
            <text:p>困难</text:p>
          </table:table-cell>
          <table:table-cell table:style-name="ce8" table:number-columns-repeated="2"/>
          <table:table-cell table:number-columns-repeated="58"/>
        </table:table-row>
        <table:table-row table:style-name="ro1" table:number-rows-repeated="10484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egoe UI" svg:font-family="'Segoe UI'" style:font-family-generic="swiss"/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等线" fo:font-family="等线" style:font-family-generic="swiss" fo:font-size="11pt" style:font-size-asian="11pt" style:font-name-complex="等线" style:font-family-complex="等线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等线" fo:font-family="等线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等线" style:font-family-complex="等线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/00/0000</text:date>, <text:time style:data-style-name="N2" text:time-value="21:48:51.589381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按出题指数" style:display-name="PageStyle_按出题指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-100" style:display-name="PageStyle_1-1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1-200" style:display-name="PageStyle_101-20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程Epoczz</meta:initial-creator>
    <meta:creation-date>2015-06-05T18:19:34</meta:creation-date>
    <dc:date>2022-09-18T21:49:18.945265482</dc:date>
    <meta:generator>LibreOffice/6.4.7.2$Linux_X86_64 LibreOffice_project/40$Build-2</meta:generator>
    <meta:editing-duration>PT1M14S</meta:editing-duration>
    <meta:editing-cycles>2</meta:editing-cycles>
    <meta:document-statistic meta:table-count="5" meta:cell-count="1530" meta:object-count="3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